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1" svg:font-family="Consolas" style:font-family-generic="swiss" style:font-pitch="fixed"/>
    <style:font-face style:name="Consolas" svg:font-family="Consolas" style:font-adornments="Regula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nsolas2" svg:font-family="Consola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" style:family="graphic" style:parent-style-name="objectwithoutfill">
      <style:graphic-properties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5cm"/>
      <style:paragraph-properties style:writing-mode="lr-tb"/>
    </style:style>
    <style:style style:name="gr4" style:family="graphic" style:parent-style-name="objectwithoutfill">
      <style:graphic-properties svg:stroke-width="0.04cm" svg:stroke-color="#000000" draw:marker-start="Arrow_20_concave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819cm" fo:padding-top="0.145cm" fo:padding-bottom="0.145cm" fo:padding-left="0.27cm" fo:padding-right="0.27cm"/>
      <style:paragraph-properties style:writing-mode="lr-tb"/>
    </style:style>
    <style:style style:name="gr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179cm" fo:padding-top="0.145cm" fo:padding-bottom="0.145cm" fo:padding-left="0.27cm" fo:padding-right="0.27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179cm" fo:padding-top="0.145cm" fo:padding-bottom="0.145cm" fo:padding-left="0.27cm" fo:padding-right="0.27cm"/>
      <style:paragraph-properties style:writing-mode="lr-tb"/>
    </style:style>
    <style:style style:name="gr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819cm" fo:padding-top="0.145cm" fo:padding-bottom="0.145cm" fo:padding-left="0.27cm" fo:padding-right="0.27cm"/>
      <style:paragraph-properties style:writing-mode="lr-tb"/>
    </style:style>
    <style:style style:name="gr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819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819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1.35cm" fo:min-width="5cm"/>
      <style:paragraph-properties style:writing-mode="lr-tb"/>
    </style:style>
    <style:style style:name="gr1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819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179cm" fo:padding-top="0.145cm" fo:padding-bottom="0.145cm" fo:padding-left="0.27cm" fo:padding-right="0.27cm"/>
      <style:paragraph-properties style:writing-mode="lr-tb"/>
    </style:style>
    <style:style style:name="gr1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179cm" fo:padding-top="0.145cm" fo:padding-bottom="0.145cm" fo:padding-left="0.27cm" fo:padding-right="0.27cm"/>
      <style:paragraph-properties style:writing-mode="lr-tb"/>
    </style:style>
    <style:style style:name="gr1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179cm" fo:padding-top="0.145cm" fo:padding-bottom="0.145cm" fo:padding-left="0.27cm" fo:padding-right="0.27cm"/>
      <style:paragraph-properties style:writing-mode="lr-tb"/>
    </style:style>
    <style:style style:name="gr1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179cm" fo:padding-top="0.145cm" fo:padding-bottom="0.145cm" fo:padding-left="0.27cm" fo:padding-right="0.27cm"/>
      <style:paragraph-properties style:writing-mode="lr-tb"/>
    </style:style>
    <style:style style:name="gr1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71cm" fo:min-width="2.919cm" fo:padding-top="0.145cm" fo:padding-bottom="0.145cm" fo:padding-left="0.27cm" fo:padding-right="0.27cm"/>
      <style:paragraph-properties style:writing-mode="lr-tb"/>
    </style:style>
    <style:style style:name="gr1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179cm" fo:padding-top="0.145cm" fo:padding-bottom="0.145cm" fo:padding-left="0.27cm" fo:padding-right="0.27cm"/>
      <style:paragraph-properties style:writing-mode="lr-tb"/>
    </style:style>
    <style:style style:name="gr1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819cm" fo:padding-top="0.145cm" fo:padding-bottom="0.145cm" fo:padding-left="0.27cm" fo:padding-right="0.27cm"/>
      <style:paragraph-properties style:writing-mode="lr-tb"/>
    </style:style>
    <style:style style:name="gr20" style:family="graphic" style:parent-style-name="objectwithoutfill">
      <style:graphic-properties svg:stroke-width="0.04cm" svg:stroke-color="#000000" draw:marker-start="Arrow_20_concave" draw:marker-start-width="0.26cm" draw:marker-end="" draw:marker-end-width="0.26cm" draw:fill="solid" draw:textarea-vertical-align="middle" fo:padding-top="0.145cm" fo:padding-bottom="0.145cm" fo:padding-left="0.27cm" fo:padding-right="0.27cm"/>
    </style:style>
    <style:style style:name="gr2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179cm" fo:padding-top="0.145cm" fo:padding-bottom="0.145cm" fo:padding-left="0.27cm" fo:padding-right="0.27cm"/>
      <style:paragraph-properties style:writing-mode="lr-tb"/>
    </style:style>
    <style:style style:name="gr2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179cm" fo:padding-top="0.145cm" fo:padding-bottom="0.145cm" fo:padding-left="0.27cm" fo:padding-right="0.27cm"/>
      <style:paragraph-properties style:writing-mode="lr-tb"/>
    </style:style>
    <style:style style:name="gr2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71cm" fo:min-width="3.379cm" fo:padding-top="0.145cm" fo:padding-bottom="0.145cm" fo:padding-left="0.27cm" fo:padding-right="0.27cm"/>
      <style:paragraph-properties style:writing-mode="lr-tb"/>
    </style:style>
    <style:style style:name="gr2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819cm" fo:padding-top="0.145cm" fo:padding-bottom="0.145cm" fo:padding-left="0.27cm" fo:padding-right="0.27cm"/>
      <style:paragraph-properties style:writing-mode="lr-tb"/>
    </style:style>
    <style:style style:name="gr2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71cm" fo:min-width="2.221cm" fo:padding-top="0.145cm" fo:padding-bottom="0.145cm" fo:padding-left="0.27cm" fo:padding-right="0.27cm"/>
      <style:paragraph-properties style:writing-mode="lr-tb"/>
    </style:style>
    <style:style style:name="gr2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42cm" fo:min-width="2.102cm" fo:padding-top="0.145cm" fo:padding-bottom="0.145cm" fo:padding-left="0.27cm" fo:padding-right="0.27cm"/>
      <style:paragraph-properties style:writing-mode="lr-tb"/>
    </style:style>
    <style:style style:name="gr2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42cm" fo:min-width="2.102cm" fo:padding-top="0.145cm" fo:padding-bottom="0.145cm" fo:padding-left="0.27cm" fo:padding-right="0.27cm"/>
      <style:paragraph-properties style:writing-mode="lr-tb"/>
    </style:style>
    <style:style style:name="gr2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179cm" fo:padding-top="0.145cm" fo:padding-bottom="0.145cm" fo:padding-left="0.27cm" fo:padding-right="0.27cm"/>
      <style:paragraph-properties style:writing-mode="lr-tb"/>
    </style:style>
    <style:style style:name="gr2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179cm" fo:padding-top="0.145cm" fo:padding-bottom="0.145cm" fo:padding-left="0.27cm" fo:padding-right="0.27cm"/>
      <style:paragraph-properties style:writing-mode="lr-tb"/>
    </style:style>
    <style:style style:name="gr3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179cm" fo:padding-top="0.145cm" fo:padding-bottom="0.145cm" fo:padding-left="0.27cm" fo:padding-right="0.27cm"/>
      <style:paragraph-properties style:writing-mode="lr-tb"/>
    </style:style>
    <style:style style:name="gr3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179cm" fo:padding-top="0.145cm" fo:padding-bottom="0.145cm" fo:padding-left="0.27cm" fo:padding-right="0.27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35cm" fo:min-width="5.85cm"/>
      <style:paragraph-properties style:writing-mode="lr-tb"/>
    </style:style>
    <style:style style:name="co1" style:family="table-column">
      <style:table-column-properties style:column-width="1.213cm" style:use-optimal-column-width="false"/>
    </style:style>
    <style:style style:name="ro1" style:family="table-row">
      <style:table-row-properties style:row-height="0.931cm" style:use-optimal-row-height="false"/>
    </style:style>
    <style:style style:name="ro2" style:family="table-row">
      <style:table-row-properties style:row-height="1.012cm" style:use-optimal-row-height="false"/>
    </style:style>
    <style:style style:name="ce1" style:family="table-cell">
      <loext:graphic-properties draw:fill="none"/>
      <style:paragraph-properties fo:text-align="center" fo:border-left="none" fo:border-right="none" fo:border-top="none" fo:border-bottom="0.03pt solid #000000"/>
    </style:style>
    <style:style style:name="ce2" style:family="table-cell">
      <loext:graphic-properties draw:fill="none"/>
      <style:paragraph-properties fo:text-align="center" fo:border-left="0.62pt solid #000000" fo:border-right="0.62pt solid #000000" fo:border-top="none" fo:border-bottom="0.62pt solid #000000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center" style:writing-mode="lr-tb"/>
      <style:text-properties style:font-name="Consolas" fo:font-size="18pt" style:font-size-asian="18pt" style:font-size-complex="1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style:paragraph-properties fo:text-align="start" style:writing-mode="lr-tb"/>
      <style:text-properties fo:font-size="18pt"/>
    </style:style>
    <style:style style:name="P10" style:family="paragraph">
      <loext:graphic-properties draw:fill="none"/>
      <style:paragraph-properties fo:text-align="start" style:writing-mode="lr-tb"/>
      <style:text-properties fo:font-size="18pt"/>
    </style:style>
    <style:style style:name="P11" style:family="paragraph"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Arial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1.5cm" svg:height="1.5cm" svg:x="8.1cm" svg:y="7.301cm">
            <text:p text:style-name="P1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3" xml:id="id2" draw:id="id2" draw:layer="layout" svg:width="1.5cm" svg:height="1.5cm" svg:x="7cm" svg:y="9.802cm">
            <text:p text:style-name="P1">1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8.319cm" svg:y1="8.582cm" svg:x2="7.75cm" svg:y2="9.802cm" draw:start-shape="id1" draw:start-glue-point="7" draw:end-shape="id2" draw:end-glue-point="4" svg:d="M8319 8582l-569 1220" svg:viewBox="0 0 570 1221">
            <text:p/>
          </draw:connector>
          <draw:custom-shape draw:style-name="gr1" draw:text-style-name="P2" xml:id="id3" draw:id="id3" draw:layer="layout" svg:width="1.5cm" svg:height="1.5cm" svg:x="9.199cm" svg:y="9.802cm">
            <text:p text:style-name="P1">17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9.381cm" svg:y1="8.582cm" svg:x2="9.95cm" svg:y2="9.802cm" draw:start-shape="id1" draw:start-glue-point="9" draw:end-shape="id3" draw:end-glue-point="4" svg:d="M9381 8582l569 1220" svg:viewBox="0 0 570 1221">
            <text:p/>
          </draw:connector>
          <draw:custom-shape draw:style-name="gr1" draw:text-style-name="P5" xml:id="id4" draw:id="id4" draw:layer="layout" svg:width="1.5cm" svg:height="1.5cm" svg:x="10.199cm" svg:y="5.1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0.418cm" svg:y1="6.381cm" svg:x2="8.85cm" svg:y2="7.301cm" draw:start-shape="id4" draw:start-glue-point="7" draw:end-shape="id1" draw:end-glue-point="4" svg:d="M10418 6381l-1568 920" svg:viewBox="0 0 1569 921">
            <text:p/>
          </draw:connector>
          <draw:connector draw:style-name="gr2" draw:text-style-name="P4" draw:layer="layout" draw:type="line" svg:x1="11.48cm" svg:y1="6.381cm" svg:x2="13.049cm" svg:y2="7.303cm" draw:start-shape="id4" draw:start-glue-point="9" draw:end-shape="id5" draw:end-glue-point="4" svg:d="M11480 6381l1569 922" svg:viewBox="0 0 1570 923">
            <text:p/>
          </draw:connector>
          <draw:custom-shape draw:style-name="gr1" draw:text-style-name="P5" xml:id="id5" draw:id="id5" draw:layer="layout" svg:width="1.5cm" svg:height="1.5cm" svg:x="12.299cm" svg:y="7.303cm">
            <text:p text:style-name="P1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5" xml:id="id6" draw:id="id6" draw:layer="layout" svg:width="1.5cm" svg:height="1.5cm" svg:x="11.199cm" svg:y="9.804cm">
            <text:p text:style-name="P1">1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2.518cm" svg:y1="8.584cm" svg:x2="11.949cm" svg:y2="9.804cm" draw:start-shape="id5" draw:start-glue-point="7" draw:end-shape="id6" draw:end-glue-point="4" svg:d="M12518 8584l-569 1220" svg:viewBox="0 0 570 1221">
            <text:p/>
          </draw:connector>
          <draw:custom-shape draw:style-name="gr1" draw:text-style-name="P5" xml:id="id7" draw:id="id7" draw:layer="layout" svg:width="1.5cm" svg:height="1.5cm" svg:x="13.398cm" svg:y="9.804cm">
            <text:p text:style-name="P1">11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3.58cm" svg:y1="8.584cm" svg:x2="14.149cm" svg:y2="9.804cm" draw:start-shape="id5" draw:start-glue-point="9" draw:end-shape="id7" draw:end-glue-point="4" svg:d="M13580 8584l569 1220" svg:viewBox="0 0 570 1221">
            <text:p/>
          </draw:connector>
          <draw:custom-shape draw:style-name="gr1" draw:text-style-name="P5" xml:id="id8" draw:id="id8" draw:layer="layout" svg:width="1.5cm" svg:height="1.5cm" svg:x="16.502cm" svg:y="7.302cm">
            <text:p text:style-name="P1">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5" xml:id="id9" draw:id="id9" draw:layer="layout" svg:width="1.5cm" svg:height="1.5cm" svg:x="15.402cm" svg:y="9.803cm">
            <text:p text:style-name="P1">1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6.721cm" svg:y1="8.583cm" svg:x2="16.152cm" svg:y2="9.803cm" draw:start-shape="id8" draw:start-glue-point="7" draw:end-shape="id9" draw:end-glue-point="4" svg:d="M16721 8583l-569 1220" svg:viewBox="0 0 570 1221">
            <text:p/>
          </draw:connector>
          <draw:custom-shape draw:style-name="gr1" draw:text-style-name="P5" xml:id="id10" draw:id="id10" draw:layer="layout" svg:width="1.5cm" svg:height="1.5cm" svg:x="18.601cm" svg:y="5.101cm">
            <text:p text:style-name="P1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8.82cm" svg:y1="6.382cm" svg:x2="17.252cm" svg:y2="7.302cm" draw:start-shape="id10" draw:start-glue-point="7" draw:end-shape="id8" draw:end-glue-point="4" svg:d="M18820 6382l-1568 920" svg:viewBox="0 0 1569 921">
            <text:p/>
          </draw:connector>
          <draw:connector draw:style-name="gr2" draw:text-style-name="P4" draw:layer="layout" draw:type="line" svg:x1="19.882cm" svg:y1="6.382cm" svg:x2="21.451cm" svg:y2="7.304cm" draw:start-shape="id10" draw:start-glue-point="9" draw:end-shape="id11" draw:end-glue-point="4" svg:d="M19882 6382l1569 922" svg:viewBox="0 0 1570 923">
            <text:p/>
          </draw:connector>
          <draw:custom-shape draw:style-name="gr1" draw:text-style-name="P5" xml:id="id11" draw:id="id11" draw:layer="layout" svg:width="1.5cm" svg:height="1.5cm" svg:x="20.701cm" svg:y="7.304cm">
            <text:p text:style-name="P1">1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4.619cm" svg:y1="4.481cm" svg:x2="10.949cm" svg:y2="5.1cm" draw:start-shape="id12" draw:start-glue-point="7" draw:end-shape="id4" draw:end-glue-point="4" svg:d="M14619 4481l-3670 619" svg:viewBox="0 0 3671 620">
            <text:p/>
          </draw:connector>
          <draw:custom-shape draw:style-name="gr1" draw:text-style-name="P5" xml:id="id12" draw:id="id12" draw:layer="layout" svg:width="1.5cm" svg:height="1.5cm" svg:x="14.4cm" svg:y="3.2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5.681cm" svg:y1="4.481cm" svg:x2="19.351cm" svg:y2="5.101cm" draw:start-shape="id12" draw:start-glue-point="9" draw:end-shape="id10" draw:end-glue-point="4" svg:d="M15681 4481l3670 620" svg:viewBox="0 0 3671 621">
            <text:p/>
          </draw:connector>
        </draw:g>
        <draw:custom-shape draw:style-name="gr3" draw:text-style-name="P6" draw:layer="layout" svg:width="5.5cm" svg:height="1.6cm" svg:x="0cm" svg:y="-2.2cm">
          <text:p text:style-name="P6"><text:span text:style-name="T1">Mi</text:span><text:span text:style-name="T1">n </text:span><text:span text:style-name="T1">h</text:span><text:span text:style-name="T1">e</text:span><text:span text:style-name="T1">a</text:span><text:span text:style-name="T1">p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" draw:text-style-name="P6" draw:layer="layout" svg:width="5.5cm" svg:height="1.6cm" svg:x="0cm" svg:y="-2.2cm">
          <text:p text:style-name="P6"><text:span text:style-name="T1">I</text:span><text:span text:style-name="T1">n</text:span><text:span text:style-name="T1">s</text:span><text:span text:style-name="T1">e</text:span><text:span text:style-name="T1">r</text:span><text:span text:style-name="T1">t</text:span><text:span text:style-name="T1">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5" xml:id="id13" draw:id="id13" draw:layer="layout" svg:width="1.5cm" svg:height="1.5cm" svg:x="8.1cm" svg:y="5.601cm">
            <text:p text:style-name="P1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5" xml:id="id14" draw:id="id14" draw:layer="layout" svg:width="1.5cm" svg:height="1.5cm" svg:x="7cm" svg:y="8.102cm">
            <text:p text:style-name="P1">1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8.319cm" svg:y1="6.882cm" svg:x2="7.75cm" svg:y2="8.102cm" draw:start-shape="id13" draw:start-glue-point="7" draw:end-shape="id14" draw:end-glue-point="4" svg:d="M8319 6882l-569 1220" svg:viewBox="0 0 570 1221">
            <text:p/>
          </draw:connector>
          <draw:custom-shape draw:style-name="gr1" draw:text-style-name="P5" xml:id="id15" draw:id="id15" draw:layer="layout" svg:width="1.5cm" svg:height="1.5cm" svg:x="9.199cm" svg:y="8.102cm">
            <text:p text:style-name="P1">17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9.381cm" svg:y1="6.882cm" svg:x2="9.95cm" svg:y2="8.102cm" draw:start-shape="id13" draw:start-glue-point="9" draw:end-shape="id15" draw:end-glue-point="4" svg:d="M9381 6882l569 1220" svg:viewBox="0 0 570 1221">
            <text:p/>
          </draw:connector>
          <draw:custom-shape draw:style-name="gr1" draw:text-style-name="P5" xml:id="id16" draw:id="id16" draw:layer="layout" svg:width="1.5cm" svg:height="1.5cm" svg:x="10.199cm" svg:y="3.4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0.418cm" svg:y1="4.681cm" svg:x2="8.85cm" svg:y2="5.601cm" draw:start-shape="id16" draw:start-glue-point="7" draw:end-shape="id13" draw:end-glue-point="4" svg:d="M10418 4681l-1568 920" svg:viewBox="0 0 1569 921">
            <text:p/>
          </draw:connector>
          <draw:connector draw:style-name="gr2" draw:text-style-name="P4" draw:layer="layout" draw:type="line" svg:x1="11.48cm" svg:y1="4.681cm" svg:x2="13.049cm" svg:y2="5.603cm" draw:start-shape="id16" draw:start-glue-point="9" draw:end-shape="id17" draw:end-glue-point="4" svg:d="M11480 4681l1569 922" svg:viewBox="0 0 1570 923">
            <text:p/>
          </draw:connector>
          <draw:custom-shape draw:style-name="gr1" draw:text-style-name="P5" xml:id="id17" draw:id="id17" draw:layer="layout" svg:width="1.5cm" svg:height="1.5cm" svg:x="12.299cm" svg:y="5.603cm">
            <text:p text:style-name="P1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3" xml:id="id18" draw:id="id18" draw:layer="layout" svg:width="1.5cm" svg:height="1.5cm" svg:x="11.199cm" svg:y="8.104cm">
            <text:p text:style-name="P1">1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2.518cm" svg:y1="6.884cm" svg:x2="11.949cm" svg:y2="8.104cm" draw:start-shape="id17" draw:start-glue-point="7" draw:end-shape="id18" draw:end-glue-point="4" svg:d="M12518 6884l-569 1220" svg:viewBox="0 0 570 1221">
            <text:p/>
          </draw:connector>
          <draw:custom-shape draw:style-name="gr1" draw:text-style-name="P5" xml:id="id19" draw:id="id19" draw:layer="layout" svg:width="1.5cm" svg:height="1.5cm" svg:x="13.398cm" svg:y="8.104cm">
            <text:p text:style-name="P1">11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3.58cm" svg:y1="6.884cm" svg:x2="14.149cm" svg:y2="8.104cm" draw:start-shape="id17" draw:start-glue-point="9" draw:end-shape="id19" draw:end-glue-point="4" svg:d="M13580 6884l569 1220" svg:viewBox="0 0 570 1221">
            <text:p/>
          </draw:connector>
          <draw:custom-shape draw:style-name="gr1" draw:text-style-name="P5" xml:id="id20" draw:id="id20" draw:layer="layout" svg:width="1.5cm" svg:height="1.5cm" svg:x="16.502cm" svg:y="5.602cm">
            <text:p text:style-name="P1">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5" xml:id="id21" draw:id="id21" draw:layer="layout" svg:width="1.5cm" svg:height="1.5cm" svg:x="15.402cm" svg:y="8.103cm">
            <text:p text:style-name="P1">1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6.721cm" svg:y1="6.883cm" svg:x2="16.152cm" svg:y2="8.103cm" draw:start-shape="id20" draw:start-glue-point="7" draw:end-shape="id21" draw:end-glue-point="4" svg:d="M16721 6883l-569 1220" svg:viewBox="0 0 570 1221">
            <text:p/>
          </draw:connector>
          <draw:custom-shape draw:style-name="gr1" draw:text-style-name="P5" xml:id="id22" draw:id="id22" draw:layer="layout" svg:width="1.5cm" svg:height="1.5cm" svg:x="18.601cm" svg:y="3.401cm">
            <text:p text:style-name="P1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8.82cm" svg:y1="4.682cm" svg:x2="17.252cm" svg:y2="5.602cm" draw:start-shape="id22" draw:start-glue-point="7" draw:end-shape="id20" draw:end-glue-point="4" svg:d="M18820 4682l-1568 920" svg:viewBox="0 0 1569 921">
            <text:p/>
          </draw:connector>
          <draw:connector draw:style-name="gr2" draw:text-style-name="P4" draw:layer="layout" draw:type="line" svg:x1="19.882cm" svg:y1="4.682cm" svg:x2="21.451cm" svg:y2="5.604cm" draw:start-shape="id22" draw:start-glue-point="9" draw:end-shape="id23" draw:end-glue-point="4" svg:d="M19882 4682l1569 922" svg:viewBox="0 0 1570 923">
            <text:p/>
          </draw:connector>
          <draw:custom-shape draw:style-name="gr1" draw:text-style-name="P5" xml:id="id23" draw:id="id23" draw:layer="layout" svg:width="1.5cm" svg:height="1.5cm" svg:x="20.701cm" svg:y="5.604cm">
            <text:p text:style-name="P1">1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4.619cm" svg:y1="2.781cm" svg:x2="11.48cm" svg:y2="3.619cm" draw:start-shape="id24" draw:start-glue-point="7" draw:end-shape="id16" draw:end-glue-point="11" svg:d="M14619 2781l-3139 838" svg:viewBox="0 0 3140 839">
            <text:p/>
          </draw:connector>
          <draw:custom-shape draw:style-name="gr1" draw:text-style-name="P5" xml:id="id24" draw:id="id24" draw:layer="layout" svg:width="1.5cm" svg:height="1.5cm" svg:x="14.4cm" svg:y="1.5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5.681cm" svg:y1="2.781cm" svg:x2="18.82cm" svg:y2="3.62cm" draw:start-shape="id24" draw:start-glue-point="9" draw:end-shape="id22" draw:end-glue-point="5" svg:d="M15681 2781l3139 839" svg:viewBox="0 0 3140 840">
            <text:p/>
          </draw:connector>
          <draw:custom-shape draw:style-name="gr1" draw:text-style-name="P5" xml:id="id25" draw:id="id25" draw:layer="layout" svg:width="1.5cm" svg:height="1.5cm" svg:x="17.599cm" svg:y="8.103cm">
            <text:p text:style-name="P1">5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7.783cm" svg:y1="6.883cm" svg:x2="18.35cm" svg:y2="8.103cm" draw:start-shape="id20" draw:start-glue-point="9" draw:end-shape="id25" draw:end-glue-point="4" svg:d="M17783 6883l567 1220" svg:viewBox="0 0 568 1221">
            <text:p/>
          </draw:connector>
          <draw:connector draw:style-name="gr4" draw:text-style-name="P4" draw:layer="layout" draw:type="curve" svg:x1="16.721cm" svg:y1="5.821cm" svg:x2="18.601cm" svg:y2="4.151cm" draw:start-shape="id20" draw:start-glue-point="5" draw:end-shape="id22" draw:end-glue-point="6" svg:d="M16721 5821c0-1114 626-1670 1880-1670" svg:viewBox="0 0 1881 1671">
            <text:p/>
          </draw:connector>
          <draw:connector draw:style-name="gr4" draw:text-style-name="P4" draw:layer="layout" draw:type="curve" svg:x1="18.002cm" svg:y1="6.352cm" svg:x2="18.881cm" svg:y2="8.322cm" draw:start-shape="id20" draw:start-glue-point="10" draw:end-shape="id25" draw:end-glue-point="5" svg:d="M18002 6352c586 0 879 656 879 1970" svg:viewBox="0 0 880 1971">
            <text:p/>
          </draw:connector>
          <draw:custom-shape draw:style-name="gr5" draw:text-style-name="P8" draw:layer="layout" svg:width="2.359cm" svg:height="0.861cm" svg:x="19.341cm" svg:y="8.739cm">
            <text:p text:style-name="P7"><text:span text:style-name="T2">in</text:span><text:span text:style-name="T2">se</text:span><text:span text:style-name="T2">rt </text:span><text:span text:style-name="T2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1.719cm" svg:height="0.861cm" svg:x="18.781cm" svg:y="6.2cm">
            <text:p text:style-name="P7"><text:span text:style-name="T2">5 </text:span><text:span text:style-name="T2">&lt; </text:span><text:span text:style-name="T2">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1.719cm" svg:height="0.861cm" svg:x="15.4cm" svg:y="3.8cm">
            <text:p text:style-name="P7"><text:span text:style-name="T2">5 &lt; </text:span><text:span text:style-name="T2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" draw:text-style-name="P5" xml:id="id26" draw:id="id26" draw:layer="layout" svg:width="1.5cm" svg:height="1.5cm" svg:x="8.101cm" svg:y="14.697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5" xml:id="id27" draw:id="id27" draw:layer="layout" svg:width="1.5cm" svg:height="1.5cm" svg:x="7.001cm" svg:y="17.198cm">
              <text:p text:style-name="P1">1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4" draw:layer="layout" draw:type="line" svg:x1="8.32cm" svg:y1="15.978cm" svg:x2="7.751cm" svg:y2="17.198cm" draw:start-shape="id26" draw:start-glue-point="7" draw:end-shape="id27" draw:end-glue-point="4" svg:d="M8320 15978l-569 1220" svg:viewBox="0 0 570 1221">
              <text:p/>
            </draw:connector>
            <draw:custom-shape draw:style-name="gr1" draw:text-style-name="P5" xml:id="id28" draw:id="id28" draw:layer="layout" svg:width="1.5cm" svg:height="1.5cm" svg:x="9.2cm" svg:y="17.198cm">
              <text:p text:style-name="P1">17</text:p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4" draw:layer="layout" draw:type="line" svg:x1="9.382cm" svg:y1="15.978cm" svg:x2="9.951cm" svg:y2="17.198cm" draw:start-shape="id26" draw:start-glue-point="9" draw:end-shape="id28" draw:end-glue-point="4" svg:d="M9382 15978l569 1220" svg:viewBox="0 0 570 1221">
              <text:p/>
            </draw:connector>
            <draw:custom-shape draw:style-name="gr1" draw:text-style-name="P5" xml:id="id29" draw:id="id29" draw:layer="layout" svg:width="1.5cm" svg:height="1.5cm" svg:x="10.2cm" svg:y="12.496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4" draw:layer="layout" draw:type="line" svg:x1="10.419cm" svg:y1="13.777cm" svg:x2="8.851cm" svg:y2="14.697cm" draw:start-shape="id29" draw:start-glue-point="7" draw:end-shape="id26" draw:end-glue-point="4" svg:d="M10419 13777l-1568 920" svg:viewBox="0 0 1569 921">
              <text:p/>
            </draw:connector>
            <draw:connector draw:style-name="gr2" draw:text-style-name="P4" draw:layer="layout" draw:type="line" svg:x1="11.481cm" svg:y1="13.777cm" svg:x2="13.05cm" svg:y2="14.699cm" draw:start-shape="id29" draw:start-glue-point="9" draw:end-shape="id30" draw:end-glue-point="4" svg:d="M11481 13777l1569 922" svg:viewBox="0 0 1570 923">
              <text:p/>
            </draw:connector>
            <draw:custom-shape draw:style-name="gr1" draw:text-style-name="P5" xml:id="id30" draw:id="id30" draw:layer="layout" svg:width="1.5cm" svg:height="1.5cm" svg:x="12.3cm" svg:y="14.699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5" xml:id="id31" draw:id="id31" draw:layer="layout" svg:width="1.5cm" svg:height="1.5cm" svg:x="11.2cm" svg:y="17.2cm">
              <text:p text:style-name="P1">10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4" draw:layer="layout" draw:type="line" svg:x1="12.519cm" svg:y1="15.98cm" svg:x2="11.95cm" svg:y2="17.2cm" draw:start-shape="id30" draw:start-glue-point="7" draw:end-shape="id31" draw:end-glue-point="4" svg:d="M12519 15980l-569 1220" svg:viewBox="0 0 570 1221">
              <text:p/>
            </draw:connector>
            <draw:custom-shape draw:style-name="gr1" draw:text-style-name="P5" xml:id="id32" draw:id="id32" draw:layer="layout" svg:width="1.5cm" svg:height="1.5cm" svg:x="13.399cm" svg:y="17.2cm">
              <text:p text:style-name="P1">11</text:p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4" draw:layer="layout" draw:type="line" svg:x1="13.581cm" svg:y1="15.98cm" svg:x2="14.15cm" svg:y2="17.2cm" draw:start-shape="id30" draw:start-glue-point="9" draw:end-shape="id32" draw:end-glue-point="4" svg:d="M13581 15980l569 1220" svg:viewBox="0 0 570 1221">
              <text:p/>
            </draw:connector>
            <draw:custom-shape draw:style-name="gr1" draw:text-style-name="P5" xml:id="id33" draw:id="id33" draw:layer="layout" svg:width="1.5cm" svg:height="1.5cm" svg:x="16.503cm" svg:y="14.698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5" xml:id="id34" draw:id="id34" draw:layer="layout" svg:width="1.5cm" svg:height="1.5cm" svg:x="15.403cm" svg:y="17.199cm">
              <text:p text:style-name="P1">1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4" draw:layer="layout" draw:type="line" svg:x1="16.722cm" svg:y1="15.979cm" svg:x2="16.153cm" svg:y2="17.199cm" draw:start-shape="id33" draw:start-glue-point="7" draw:end-shape="id34" draw:end-glue-point="4" svg:d="M16722 15979l-569 1220" svg:viewBox="0 0 570 1221">
              <text:p/>
            </draw:connector>
            <draw:custom-shape draw:style-name="gr1" draw:text-style-name="P5" xml:id="id35" draw:id="id35" draw:layer="layout" svg:width="1.5cm" svg:height="1.5cm" svg:x="18.602cm" svg:y="12.497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4" draw:layer="layout" draw:type="line" svg:x1="18.821cm" svg:y1="13.778cm" svg:x2="17.253cm" svg:y2="14.698cm" draw:start-shape="id35" draw:start-glue-point="7" draw:end-shape="id33" draw:end-glue-point="4" svg:d="M18821 13778l-1568 920" svg:viewBox="0 0 1569 921">
              <text:p/>
            </draw:connector>
            <draw:connector draw:style-name="gr2" draw:text-style-name="P4" draw:layer="layout" draw:type="line" svg:x1="19.883cm" svg:y1="13.778cm" svg:x2="21.452cm" svg:y2="14.7cm" draw:start-shape="id35" draw:start-glue-point="9" draw:end-shape="id36" draw:end-glue-point="4" svg:d="M19883 13778l1569 922" svg:viewBox="0 0 1570 923">
              <text:p/>
            </draw:connector>
            <draw:custom-shape draw:style-name="gr1" draw:text-style-name="P5" xml:id="id36" draw:id="id36" draw:layer="layout" svg:width="1.5cm" svg:height="1.5cm" svg:x="20.702cm" svg:y="14.7cm">
              <text:p text:style-name="P1">1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4" draw:layer="layout" draw:type="line" svg:x1="14.62cm" svg:y1="11.877cm" svg:x2="11.481cm" svg:y2="12.715cm" draw:start-shape="id37" draw:start-glue-point="7" draw:end-shape="id29" draw:end-glue-point="11" svg:d="M14620 11877l-3139 838" svg:viewBox="0 0 3140 839">
              <text:p/>
            </draw:connector>
            <draw:custom-shape draw:style-name="gr1" draw:text-style-name="P5" xml:id="id37" draw:id="id37" draw:layer="layout" svg:width="1.5cm" svg:height="1.5cm" svg:x="14.401cm" svg:y="10.596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4" draw:layer="layout" draw:type="line" svg:x1="15.682cm" svg:y1="11.877cm" svg:x2="18.821cm" svg:y2="12.716cm" draw:start-shape="id37" draw:start-glue-point="9" draw:end-shape="id35" draw:end-glue-point="5" svg:d="M15682 11877l3139 839" svg:viewBox="0 0 3140 840">
              <text:p/>
            </draw:connector>
            <draw:custom-shape draw:style-name="gr1" draw:text-style-name="P5" xml:id="id38" draw:id="id38" draw:layer="layout" svg:width="1.5cm" svg:height="1.5cm" svg:x="17.6cm" svg:y="17.199cm">
              <text:p text:style-name="P1">9</text:p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4" draw:layer="layout" draw:type="line" svg:x1="17.784cm" svg:y1="15.979cm" svg:x2="18.351cm" svg:y2="17.199cm" draw:start-shape="id33" draw:start-glue-point="9" draw:end-shape="id38" draw:end-glue-point="4" svg:d="M17784 15979l567 1220" svg:viewBox="0 0 568 1221">
              <text:p/>
            </draw:connector>
          </draw:g>
          <draw:custom-shape draw:style-name="gr8" draw:text-style-name="P8" draw:layer="layout" svg:width="2.359cm" svg:height="0.861cm" svg:x="5.1cm" svg:y="5.122cm">
            <text:p text:style-name="P7"><text:span text:style-name="T2">a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draw:layer="layout" svg:width="2.359cm" svg:height="0.861cm" svg:x="5.1cm" svg:y="14.218cm">
            <text:p text:style-name="P7"><text:span text:style-name="T2">b</text:span><text:span text:style-name="T2">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2.359cm" svg:height="0.861cm" svg:x="20.326cm" svg:y="12.05cm">
            <text:p text:style-name="P7"><text:span text:style-name="T2">s</text:span><text:span text:style-name="T2">u</text:span><text:span text:style-name="T2">c</text:span><text:span text:style-name="T2">c</text:span><text:span text:style-name="T2">e</text:span><text:span text:style-name="T2">s</text:span><text:span text:style-name="T2">s</text:span><text:span text:style-name="T2">!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3" draw:style-name="dp1" draw:master-page-name="Default">
        <draw:custom-shape draw:style-name="gr11" draw:text-style-name="P10" draw:layer="layout" svg:width="5.5cm" svg:height="1.6cm" svg:x="0cm" svg:y="-2.2cm">
          <text:p text:style-name="P9"><text:span text:style-name="T1">In</text:span><text:span text:style-name="T1">se</text:span><text:span text:style-name="T1">rti</text:span><text:span text:style-name="T1">on 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39" draw:id="id39" draw:layer="layout" svg:width="1.5cm" svg:height="1.5cm" svg:x="8.35cm" svg:y="10.54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40" draw:id="id40" draw:layer="layout" svg:width="1.5cm" svg:height="1.5cm" svg:x="7.25cm" svg:y="13.05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8.569cm" svg:y1="11.83cm" svg:x2="8cm" svg:y2="13.05cm" draw:start-shape="id39" draw:start-glue-point="7" draw:end-shape="id40" draw:end-glue-point="4" svg:d="M8569 11830l-569 1220" svg:viewBox="0 0 570 1221">
          <text:p/>
        </draw:connector>
        <draw:custom-shape draw:style-name="gr1" draw:text-style-name="P5" xml:id="id41" draw:id="id41" draw:layer="layout" svg:width="1.5cm" svg:height="1.5cm" svg:x="9.449cm" svg:y="13.05cm">
          <text:p text:style-name="P1">17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9.631cm" svg:y1="11.83cm" svg:x2="10.2cm" svg:y2="13.05cm" draw:start-shape="id39" draw:start-glue-point="9" draw:end-shape="id41" draw:end-glue-point="4" svg:d="M9631 11830l569 1220" svg:viewBox="0 0 570 1221">
          <text:p/>
        </draw:connector>
        <draw:custom-shape draw:style-name="gr1" draw:text-style-name="P5" xml:id="id42" draw:id="id42" draw:layer="layout" svg:width="1.5cm" svg:height="1.5cm" svg:x="10.449cm" svg:y="8.34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0.668cm" svg:y1="9.629cm" svg:x2="9.1cm" svg:y2="10.549cm" draw:start-shape="id42" draw:start-glue-point="7" draw:end-shape="id39" draw:end-glue-point="4" svg:d="M10668 9629l-1568 920" svg:viewBox="0 0 1569 921">
          <text:p/>
        </draw:connector>
        <draw:connector draw:style-name="gr2" draw:text-style-name="P4" draw:layer="layout" draw:type="line" svg:x1="11.73cm" svg:y1="9.629cm" svg:x2="13.299cm" svg:y2="10.551cm" draw:start-shape="id42" draw:start-glue-point="9" draw:end-shape="id43" draw:end-glue-point="4" svg:d="M11730 9629l1569 922" svg:viewBox="0 0 1570 923">
          <text:p/>
        </draw:connector>
        <draw:custom-shape draw:style-name="gr1" draw:text-style-name="P5" xml:id="id43" draw:id="id43" draw:layer="layout" svg:width="1.5cm" svg:height="1.5cm" svg:x="12.549cm" svg:y="10.551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44" draw:id="id44" draw:layer="layout" svg:width="1.5cm" svg:height="1.5cm" svg:x="11.449cm" svg:y="13.052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2.768cm" svg:y1="11.832cm" svg:x2="12.199cm" svg:y2="13.052cm" draw:start-shape="id43" draw:start-glue-point="7" draw:end-shape="id44" draw:end-glue-point="4" svg:d="M12768 11832l-569 1220" svg:viewBox="0 0 570 1221">
          <text:p/>
        </draw:connector>
        <draw:custom-shape draw:style-name="gr1" draw:text-style-name="P5" xml:id="id45" draw:id="id45" draw:layer="layout" svg:width="1.5cm" svg:height="1.5cm" svg:x="13.648cm" svg:y="13.052cm">
          <text:p text:style-name="P1">11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3.83cm" svg:y1="11.832cm" svg:x2="14.399cm" svg:y2="13.052cm" draw:start-shape="id43" draw:start-glue-point="9" draw:end-shape="id45" draw:end-glue-point="4" svg:d="M13830 11832l569 1220" svg:viewBox="0 0 570 1221">
          <text:p/>
        </draw:connector>
        <draw:custom-shape draw:style-name="gr1" draw:text-style-name="P5" xml:id="id46" draw:id="id46" draw:layer="layout" svg:width="1.5cm" svg:height="1.5cm" svg:x="16.752cm" svg:y="10.55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47" draw:id="id47" draw:layer="layout" svg:width="1.5cm" svg:height="1.5cm" svg:x="15.652cm" svg:y="13.051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6.971cm" svg:y1="11.831cm" svg:x2="16.402cm" svg:y2="13.051cm" draw:start-shape="id46" draw:start-glue-point="7" draw:end-shape="id47" draw:end-glue-point="4" svg:d="M16971 11831l-569 1220" svg:viewBox="0 0 570 1221">
          <text:p/>
        </draw:connector>
        <draw:custom-shape draw:style-name="gr1" draw:text-style-name="P5" xml:id="id48" draw:id="id48" draw:layer="layout" svg:width="1.5cm" svg:height="1.5cm" svg:x="18.851cm" svg:y="8.34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9.07cm" svg:y1="9.63cm" svg:x2="17.502cm" svg:y2="10.55cm" draw:start-shape="id48" draw:start-glue-point="7" draw:end-shape="id46" draw:end-glue-point="4" svg:d="M19070 9630l-1568 920" svg:viewBox="0 0 1569 921">
          <text:p/>
        </draw:connector>
        <draw:connector draw:style-name="gr2" draw:text-style-name="P4" draw:layer="layout" draw:type="line" svg:x1="20.132cm" svg:y1="9.63cm" svg:x2="21.701cm" svg:y2="10.552cm" draw:start-shape="id48" draw:start-glue-point="9" draw:end-shape="id49" draw:end-glue-point="4" svg:d="M20132 9630l1569 922" svg:viewBox="0 0 1570 923">
          <text:p/>
        </draw:connector>
        <draw:custom-shape draw:style-name="gr1" draw:text-style-name="P5" xml:id="id49" draw:id="id49" draw:layer="layout" svg:width="1.5cm" svg:height="1.5cm" svg:x="20.951cm" svg:y="10.552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4.869cm" svg:y1="7.729cm" svg:x2="11.73cm" svg:y2="8.567cm" draw:start-shape="id50" draw:start-glue-point="7" draw:end-shape="id42" draw:end-glue-point="11" svg:d="M14869 7729l-3139 838" svg:viewBox="0 0 3140 839">
          <text:p/>
        </draw:connector>
        <draw:custom-shape draw:style-name="gr1" draw:text-style-name="P5" xml:id="id50" draw:id="id50" draw:layer="layout" svg:width="1.5cm" svg:height="1.5cm" svg:x="14.65cm" svg:y="6.44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5.931cm" svg:y1="7.729cm" svg:x2="19.07cm" svg:y2="8.568cm" draw:start-shape="id50" draw:start-glue-point="9" draw:end-shape="id48" draw:end-glue-point="5" svg:d="M15931 7729l3139 839" svg:viewBox="0 0 3140 840">
          <text:p/>
        </draw:connector>
      </draw:page>
      <draw:page draw:name="page4" draw:style-name="dp1" draw:master-page-name="Default">
        <draw:custom-shape draw:style-name="gr11" draw:text-style-name="P10" draw:layer="layout" svg:width="5.5cm" svg:height="1.6cm" svg:x="0cm" svg:y="-2.2cm">
          <text:p text:style-name="P9"><text:span text:style-name="T1">Inser</text:span><text:span text:style-name="T1">tion 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51" draw:id="id51" draw:layer="layout" svg:width="1.5cm" svg:height="1.5cm" svg:x="8.35cm" svg:y="10.54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52" draw:id="id52" draw:layer="layout" svg:width="1.5cm" svg:height="1.5cm" svg:x="7.25cm" svg:y="13.05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8.569cm" svg:y1="11.83cm" svg:x2="8cm" svg:y2="13.05cm" draw:start-shape="id51" draw:start-glue-point="7" draw:end-shape="id52" draw:end-glue-point="4" svg:d="M8569 11830l-569 1220" svg:viewBox="0 0 570 1221">
          <text:p/>
        </draw:connector>
        <draw:custom-shape draw:style-name="gr1" draw:text-style-name="P5" xml:id="id53" draw:id="id53" draw:layer="layout" svg:width="1.5cm" svg:height="1.5cm" svg:x="9.449cm" svg:y="13.05cm">
          <text:p text:style-name="P1">17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9.631cm" svg:y1="11.83cm" svg:x2="10.2cm" svg:y2="13.05cm" draw:start-shape="id51" draw:start-glue-point="9" draw:end-shape="id53" draw:end-glue-point="4" svg:d="M9631 11830l569 1220" svg:viewBox="0 0 570 1221">
          <text:p/>
        </draw:connector>
        <draw:custom-shape draw:style-name="gr1" draw:text-style-name="P5" xml:id="id54" draw:id="id54" draw:layer="layout" svg:width="1.5cm" svg:height="1.5cm" svg:x="10.449cm" svg:y="8.34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0.668cm" svg:y1="9.629cm" svg:x2="9.1cm" svg:y2="10.549cm" draw:start-shape="id54" draw:start-glue-point="7" draw:end-shape="id51" draw:end-glue-point="4" svg:d="M10668 9629l-1568 920" svg:viewBox="0 0 1569 921">
          <text:p/>
        </draw:connector>
        <draw:connector draw:style-name="gr2" draw:text-style-name="P4" draw:layer="layout" draw:type="line" svg:x1="11.73cm" svg:y1="9.629cm" svg:x2="13.299cm" svg:y2="10.551cm" draw:start-shape="id54" draw:start-glue-point="9" draw:end-shape="id55" draw:end-glue-point="4" svg:d="M11730 9629l1569 922" svg:viewBox="0 0 1570 923">
          <text:p/>
        </draw:connector>
        <draw:custom-shape draw:style-name="gr1" draw:text-style-name="P5" xml:id="id55" draw:id="id55" draw:layer="layout" svg:width="1.5cm" svg:height="1.5cm" svg:x="12.549cm" svg:y="10.551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56" draw:id="id56" draw:layer="layout" svg:width="1.5cm" svg:height="1.5cm" svg:x="11.449cm" svg:y="13.052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2.768cm" svg:y1="11.832cm" svg:x2="12.199cm" svg:y2="13.052cm" draw:start-shape="id55" draw:start-glue-point="7" draw:end-shape="id56" draw:end-glue-point="4" svg:d="M12768 11832l-569 1220" svg:viewBox="0 0 570 1221">
          <text:p/>
        </draw:connector>
        <draw:custom-shape draw:style-name="gr1" draw:text-style-name="P5" xml:id="id57" draw:id="id57" draw:layer="layout" svg:width="1.5cm" svg:height="1.5cm" svg:x="13.648cm" svg:y="13.052cm">
          <text:p text:style-name="P1">11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3.83cm" svg:y1="11.832cm" svg:x2="14.399cm" svg:y2="13.052cm" draw:start-shape="id55" draw:start-glue-point="9" draw:end-shape="id57" draw:end-glue-point="4" svg:d="M13830 11832l569 1220" svg:viewBox="0 0 570 1221">
          <text:p/>
        </draw:connector>
        <draw:custom-shape draw:style-name="gr1" draw:text-style-name="P5" xml:id="id58" draw:id="id58" draw:layer="layout" svg:width="1.5cm" svg:height="1.5cm" svg:x="16.752cm" svg:y="10.55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59" draw:id="id59" draw:layer="layout" svg:width="1.5cm" svg:height="1.5cm" svg:x="15.652cm" svg:y="13.051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6.971cm" svg:y1="11.831cm" svg:x2="16.402cm" svg:y2="13.051cm" draw:start-shape="id58" draw:start-glue-point="7" draw:end-shape="id59" draw:end-glue-point="4" svg:d="M16971 11831l-569 1220" svg:viewBox="0 0 570 1221">
          <text:p/>
        </draw:connector>
        <draw:custom-shape draw:style-name="gr1" draw:text-style-name="P5" xml:id="id60" draw:id="id60" draw:layer="layout" svg:width="1.5cm" svg:height="1.5cm" svg:x="18.851cm" svg:y="8.34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9.07cm" svg:y1="9.63cm" svg:x2="17.502cm" svg:y2="10.55cm" draw:start-shape="id60" draw:start-glue-point="7" draw:end-shape="id58" draw:end-glue-point="4" svg:d="M19070 9630l-1568 920" svg:viewBox="0 0 1569 921">
          <text:p/>
        </draw:connector>
        <draw:connector draw:style-name="gr2" draw:text-style-name="P4" draw:layer="layout" draw:type="line" svg:x1="20.132cm" svg:y1="9.63cm" svg:x2="21.701cm" svg:y2="10.552cm" draw:start-shape="id60" draw:start-glue-point="9" draw:end-shape="id61" draw:end-glue-point="4" svg:d="M20132 9630l1569 922" svg:viewBox="0 0 1570 923">
          <text:p/>
        </draw:connector>
        <draw:custom-shape draw:style-name="gr1" draw:text-style-name="P5" xml:id="id61" draw:id="id61" draw:layer="layout" svg:width="1.5cm" svg:height="1.5cm" svg:x="20.951cm" svg:y="10.552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4.869cm" svg:y1="7.729cm" svg:x2="11.73cm" svg:y2="8.567cm" draw:start-shape="id62" draw:start-glue-point="7" draw:end-shape="id54" draw:end-glue-point="11" svg:d="M14869 7729l-3139 838" svg:viewBox="0 0 3140 839">
          <text:p/>
        </draw:connector>
        <draw:custom-shape draw:style-name="gr1" draw:text-style-name="P5" xml:id="id62" draw:id="id62" draw:layer="layout" svg:width="1.5cm" svg:height="1.5cm" svg:x="14.65cm" svg:y="6.44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5.931cm" svg:y1="7.729cm" svg:x2="19.07cm" svg:y2="8.568cm" draw:start-shape="id62" draw:start-glue-point="9" draw:end-shape="id60" draw:end-glue-point="5" svg:d="M15931 7729l3139 839" svg:viewBox="0 0 3140 840">
          <text:p/>
        </draw:connector>
        <draw:custom-shape draw:style-name="gr1" draw:text-style-name="P5" xml:id="id63" draw:id="id63" draw:layer="layout" svg:width="1.5cm" svg:height="1.5cm" svg:x="17.849cm" svg:y="13.051cm">
          <text:p text:style-name="P1">5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8.033cm" svg:y1="11.831cm" svg:x2="18.6cm" svg:y2="13.051cm" draw:start-shape="id58" draw:start-glue-point="9" draw:end-shape="id63" draw:end-glue-point="4" svg:d="M18033 11831l567 1220" svg:viewBox="0 0 568 1221">
          <text:p/>
        </draw:connector>
        <draw:custom-shape draw:style-name="gr12" draw:text-style-name="P8" draw:layer="layout" svg:width="2.359cm" svg:height="0.861cm" svg:x="19.591cm" svg:y="13.687cm">
          <text:p text:style-name="P7"><text:span text:style-name="T2">in</text:span><text:span text:style-name="T2">s</text:span><text:span text:style-name="T2">e</text:span><text:span text:style-name="T2">rt </text:span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11" draw:text-style-name="P10" draw:layer="layout" svg:width="5.5cm" svg:height="1.6cm" svg:x="0cm" svg:y="-2.2cm">
          <text:p text:style-name="P9"><text:span text:style-name="T1">In</text:span><text:span text:style-name="T1">se</text:span><text:span text:style-name="T1">rti</text:span><text:span text:style-name="T1">on 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64" draw:id="id64" draw:layer="layout" svg:width="1.5cm" svg:height="1.5cm" svg:x="8.35cm" svg:y="10.54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65" draw:id="id65" draw:layer="layout" svg:width="1.5cm" svg:height="1.5cm" svg:x="7.25cm" svg:y="13.05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8.569cm" svg:y1="11.83cm" svg:x2="8cm" svg:y2="13.05cm" draw:start-shape="id64" draw:start-glue-point="7" draw:end-shape="id65" draw:end-glue-point="4" svg:d="M8569 11830l-569 1220" svg:viewBox="0 0 570 1221">
          <text:p/>
        </draw:connector>
        <draw:custom-shape draw:style-name="gr1" draw:text-style-name="P5" xml:id="id66" draw:id="id66" draw:layer="layout" svg:width="1.5cm" svg:height="1.5cm" svg:x="9.449cm" svg:y="13.05cm">
          <text:p text:style-name="P1">17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9.631cm" svg:y1="11.83cm" svg:x2="10.2cm" svg:y2="13.05cm" draw:start-shape="id64" draw:start-glue-point="9" draw:end-shape="id66" draw:end-glue-point="4" svg:d="M9631 11830l569 1220" svg:viewBox="0 0 570 1221">
          <text:p/>
        </draw:connector>
        <draw:custom-shape draw:style-name="gr1" draw:text-style-name="P5" xml:id="id67" draw:id="id67" draw:layer="layout" svg:width="1.5cm" svg:height="1.5cm" svg:x="10.449cm" svg:y="8.34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0.668cm" svg:y1="9.629cm" svg:x2="9.1cm" svg:y2="10.549cm" draw:start-shape="id67" draw:start-glue-point="7" draw:end-shape="id64" draw:end-glue-point="4" svg:d="M10668 9629l-1568 920" svg:viewBox="0 0 1569 921">
          <text:p/>
        </draw:connector>
        <draw:connector draw:style-name="gr2" draw:text-style-name="P4" draw:layer="layout" draw:type="line" svg:x1="11.73cm" svg:y1="9.629cm" svg:x2="13.299cm" svg:y2="10.551cm" draw:start-shape="id67" draw:start-glue-point="9" draw:end-shape="id68" draw:end-glue-point="4" svg:d="M11730 9629l1569 922" svg:viewBox="0 0 1570 923">
          <text:p/>
        </draw:connector>
        <draw:custom-shape draw:style-name="gr1" draw:text-style-name="P5" xml:id="id68" draw:id="id68" draw:layer="layout" svg:width="1.5cm" svg:height="1.5cm" svg:x="12.549cm" svg:y="10.551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69" draw:id="id69" draw:layer="layout" svg:width="1.5cm" svg:height="1.5cm" svg:x="11.449cm" svg:y="13.052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2.768cm" svg:y1="11.832cm" svg:x2="12.199cm" svg:y2="13.052cm" draw:start-shape="id68" draw:start-glue-point="7" draw:end-shape="id69" draw:end-glue-point="4" svg:d="M12768 11832l-569 1220" svg:viewBox="0 0 570 1221">
          <text:p/>
        </draw:connector>
        <draw:custom-shape draw:style-name="gr1" draw:text-style-name="P5" xml:id="id70" draw:id="id70" draw:layer="layout" svg:width="1.5cm" svg:height="1.5cm" svg:x="13.648cm" svg:y="13.052cm">
          <text:p text:style-name="P1">11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3.83cm" svg:y1="11.832cm" svg:x2="14.399cm" svg:y2="13.052cm" draw:start-shape="id68" draw:start-glue-point="9" draw:end-shape="id70" draw:end-glue-point="4" svg:d="M13830 11832l569 1220" svg:viewBox="0 0 570 1221">
          <text:p/>
        </draw:connector>
        <draw:custom-shape draw:style-name="gr1" draw:text-style-name="P5" xml:id="id71" draw:id="id71" draw:layer="layout" svg:width="1.5cm" svg:height="1.5cm" svg:x="16.752cm" svg:y="10.55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72" draw:id="id72" draw:layer="layout" svg:width="1.5cm" svg:height="1.5cm" svg:x="15.652cm" svg:y="13.051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6.971cm" svg:y1="11.831cm" svg:x2="16.402cm" svg:y2="13.051cm" draw:start-shape="id71" draw:start-glue-point="7" draw:end-shape="id72" draw:end-glue-point="4" svg:d="M16971 11831l-569 1220" svg:viewBox="0 0 570 1221">
          <text:p/>
        </draw:connector>
        <draw:custom-shape draw:style-name="gr1" draw:text-style-name="P5" xml:id="id73" draw:id="id73" draw:layer="layout" svg:width="1.5cm" svg:height="1.5cm" svg:x="18.851cm" svg:y="8.34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9.07cm" svg:y1="9.63cm" svg:x2="17.502cm" svg:y2="10.55cm" draw:start-shape="id73" draw:start-glue-point="7" draw:end-shape="id71" draw:end-glue-point="4" svg:d="M19070 9630l-1568 920" svg:viewBox="0 0 1569 921">
          <text:p/>
        </draw:connector>
        <draw:connector draw:style-name="gr2" draw:text-style-name="P4" draw:layer="layout" draw:type="line" svg:x1="20.132cm" svg:y1="9.63cm" svg:x2="21.701cm" svg:y2="10.552cm" draw:start-shape="id73" draw:start-glue-point="9" draw:end-shape="id74" draw:end-glue-point="4" svg:d="M20132 9630l1569 922" svg:viewBox="0 0 1570 923">
          <text:p/>
        </draw:connector>
        <draw:custom-shape draw:style-name="gr1" draw:text-style-name="P5" xml:id="id74" draw:id="id74" draw:layer="layout" svg:width="1.5cm" svg:height="1.5cm" svg:x="20.951cm" svg:y="10.552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4.869cm" svg:y1="7.729cm" svg:x2="11.73cm" svg:y2="8.567cm" draw:start-shape="id75" draw:start-glue-point="7" draw:end-shape="id67" draw:end-glue-point="11" svg:d="M14869 7729l-3139 838" svg:viewBox="0 0 3140 839">
          <text:p/>
        </draw:connector>
        <draw:custom-shape draw:style-name="gr1" draw:text-style-name="P5" xml:id="id75" draw:id="id75" draw:layer="layout" svg:width="1.5cm" svg:height="1.5cm" svg:x="14.65cm" svg:y="6.44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5.931cm" svg:y1="7.729cm" svg:x2="19.07cm" svg:y2="8.568cm" draw:start-shape="id75" draw:start-glue-point="9" draw:end-shape="id73" draw:end-glue-point="5" svg:d="M15931 7729l3139 839" svg:viewBox="0 0 3140 840">
          <text:p/>
        </draw:connector>
        <draw:custom-shape draw:style-name="gr1" draw:text-style-name="P5" xml:id="id76" draw:id="id76" draw:layer="layout" svg:width="1.5cm" svg:height="1.5cm" svg:x="17.849cm" svg:y="13.051cm">
          <text:p text:style-name="P1">5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8.033cm" svg:y1="11.831cm" svg:x2="18.6cm" svg:y2="13.051cm" draw:start-shape="id71" draw:start-glue-point="9" draw:end-shape="id76" draw:end-glue-point="4" svg:d="M18033 11831l567 1220" svg:viewBox="0 0 568 1221">
          <text:p/>
        </draw:connector>
        <draw:connector draw:style-name="gr4" draw:text-style-name="P4" draw:layer="layout" draw:type="curve" svg:x1="18.252cm" svg:y1="11.3cm" svg:x2="19.131cm" svg:y2="13.27cm" draw:start-shape="id71" draw:start-glue-point="10" draw:end-shape="id76" draw:end-glue-point="5" svg:d="M18252 11300c586 0 879 656 879 1970" svg:viewBox="0 0 880 1971">
          <text:p/>
        </draw:connector>
        <draw:custom-shape draw:style-name="gr13" draw:text-style-name="P8" draw:layer="layout" svg:width="1.719cm" svg:height="0.861cm" svg:x="19.232cm" svg:y="12.009cm">
          <text:p text:style-name="P7"><text:span text:style-name="T2">5 </text:span><text:span text:style-name="T2">&lt; </text:span><text:span text:style-name="T2">9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11" draw:text-style-name="P10" draw:layer="layout" svg:width="5.5cm" svg:height="1.6cm" svg:x="0cm" svg:y="-2.2cm">
          <text:p text:style-name="P9"><text:span text:style-name="T1">In</text:span><text:span text:style-name="T1">se</text:span><text:span text:style-name="T1">rti</text:span><text:span text:style-name="T1">on 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77" draw:id="id77" draw:layer="layout" svg:width="1.5cm" svg:height="1.5cm" svg:x="8.35cm" svg:y="10.54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78" draw:id="id78" draw:layer="layout" svg:width="1.5cm" svg:height="1.5cm" svg:x="7.25cm" svg:y="13.05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8.569cm" svg:y1="11.83cm" svg:x2="8cm" svg:y2="13.05cm" draw:start-shape="id77" draw:start-glue-point="7" draw:end-shape="id78" draw:end-glue-point="4" svg:d="M8569 11830l-569 1220" svg:viewBox="0 0 570 1221">
          <text:p/>
        </draw:connector>
        <draw:custom-shape draw:style-name="gr1" draw:text-style-name="P5" xml:id="id79" draw:id="id79" draw:layer="layout" svg:width="1.5cm" svg:height="1.5cm" svg:x="9.449cm" svg:y="13.05cm">
          <text:p text:style-name="P1">17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9.631cm" svg:y1="11.83cm" svg:x2="10.2cm" svg:y2="13.05cm" draw:start-shape="id77" draw:start-glue-point="9" draw:end-shape="id79" draw:end-glue-point="4" svg:d="M9631 11830l569 1220" svg:viewBox="0 0 570 1221">
          <text:p/>
        </draw:connector>
        <draw:custom-shape draw:style-name="gr1" draw:text-style-name="P5" xml:id="id80" draw:id="id80" draw:layer="layout" svg:width="1.5cm" svg:height="1.5cm" svg:x="10.449cm" svg:y="8.34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0.668cm" svg:y1="9.629cm" svg:x2="9.1cm" svg:y2="10.549cm" draw:start-shape="id80" draw:start-glue-point="7" draw:end-shape="id77" draw:end-glue-point="4" svg:d="M10668 9629l-1568 920" svg:viewBox="0 0 1569 921">
          <text:p/>
        </draw:connector>
        <draw:connector draw:style-name="gr2" draw:text-style-name="P4" draw:layer="layout" draw:type="line" svg:x1="11.73cm" svg:y1="9.629cm" svg:x2="13.299cm" svg:y2="10.551cm" draw:start-shape="id80" draw:start-glue-point="9" draw:end-shape="id81" draw:end-glue-point="4" svg:d="M11730 9629l1569 922" svg:viewBox="0 0 1570 923">
          <text:p/>
        </draw:connector>
        <draw:custom-shape draw:style-name="gr1" draw:text-style-name="P5" xml:id="id81" draw:id="id81" draw:layer="layout" svg:width="1.5cm" svg:height="1.5cm" svg:x="12.549cm" svg:y="10.551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82" draw:id="id82" draw:layer="layout" svg:width="1.5cm" svg:height="1.5cm" svg:x="11.449cm" svg:y="13.052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2.768cm" svg:y1="11.832cm" svg:x2="12.199cm" svg:y2="13.052cm" draw:start-shape="id81" draw:start-glue-point="7" draw:end-shape="id82" draw:end-glue-point="4" svg:d="M12768 11832l-569 1220" svg:viewBox="0 0 570 1221">
          <text:p/>
        </draw:connector>
        <draw:custom-shape draw:style-name="gr1" draw:text-style-name="P5" xml:id="id83" draw:id="id83" draw:layer="layout" svg:width="1.5cm" svg:height="1.5cm" svg:x="13.648cm" svg:y="13.052cm">
          <text:p text:style-name="P1">11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3.83cm" svg:y1="11.832cm" svg:x2="14.399cm" svg:y2="13.052cm" draw:start-shape="id81" draw:start-glue-point="9" draw:end-shape="id83" draw:end-glue-point="4" svg:d="M13830 11832l569 1220" svg:viewBox="0 0 570 1221">
          <text:p/>
        </draw:connector>
        <draw:custom-shape draw:style-name="gr1" draw:text-style-name="P5" xml:id="id84" draw:id="id84" draw:layer="layout" svg:width="1.5cm" svg:height="1.5cm" svg:x="16.752cm" svg:y="10.55cm">
          <draw:glue-point draw:id="12" svg:x="-1.833cm" svg:y="-4.68cm"/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85" draw:id="id85" draw:layer="layout" svg:width="1.5cm" svg:height="1.5cm" svg:x="15.652cm" svg:y="13.051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6.971cm" svg:y1="11.831cm" svg:x2="16.402cm" svg:y2="13.051cm" draw:start-shape="id84" draw:start-glue-point="7" draw:end-shape="id85" draw:end-glue-point="4" svg:d="M16971 11831l-569 1220" svg:viewBox="0 0 570 1221">
          <text:p/>
        </draw:connector>
        <draw:custom-shape draw:style-name="gr1" draw:text-style-name="P5" xml:id="id86" draw:id="id86" draw:layer="layout" svg:width="1.5cm" svg:height="1.5cm" svg:x="18.851cm" svg:y="8.34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9.07cm" svg:y1="9.63cm" svg:x2="17.502cm" svg:y2="10.55cm" draw:start-shape="id86" draw:start-glue-point="7" draw:end-shape="id84" draw:end-glue-point="4" svg:d="M19070 9630l-1568 920" svg:viewBox="0 0 1569 921">
          <text:p/>
        </draw:connector>
        <draw:connector draw:style-name="gr2" draw:text-style-name="P4" draw:layer="layout" draw:type="line" svg:x1="20.132cm" svg:y1="9.63cm" svg:x2="21.701cm" svg:y2="10.552cm" draw:start-shape="id86" draw:start-glue-point="9" draw:end-shape="id87" draw:end-glue-point="4" svg:d="M20132 9630l1569 922" svg:viewBox="0 0 1570 923">
          <text:p/>
        </draw:connector>
        <draw:custom-shape draw:style-name="gr1" draw:text-style-name="P5" xml:id="id87" draw:id="id87" draw:layer="layout" svg:width="1.5cm" svg:height="1.5cm" svg:x="20.951cm" svg:y="10.552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4.869cm" svg:y1="7.729cm" svg:x2="11.73cm" svg:y2="8.567cm" draw:start-shape="id88" draw:start-glue-point="7" draw:end-shape="id80" draw:end-glue-point="11" svg:d="M14869 7729l-3139 838" svg:viewBox="0 0 3140 839">
          <text:p/>
        </draw:connector>
        <draw:custom-shape draw:style-name="gr1" draw:text-style-name="P5" xml:id="id88" draw:id="id88" draw:layer="layout" svg:width="1.5cm" svg:height="1.5cm" svg:x="14.65cm" svg:y="6.44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5.931cm" svg:y1="7.729cm" svg:x2="19.07cm" svg:y2="8.568cm" draw:start-shape="id88" draw:start-glue-point="9" draw:end-shape="id86" draw:end-glue-point="5" svg:d="M15931 7729l3139 839" svg:viewBox="0 0 3140 840">
          <text:p/>
        </draw:connector>
        <draw:custom-shape draw:style-name="gr1" draw:text-style-name="P5" xml:id="id89" draw:id="id89" draw:layer="layout" svg:width="1.5cm" svg:height="1.5cm" svg:x="17.849cm" svg:y="13.051cm">
          <text:p text:style-name="P1">9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8.033cm" svg:y1="11.831cm" svg:x2="18.6cm" svg:y2="13.051cm" draw:start-shape="id84" draw:start-glue-point="9" draw:end-shape="id89" draw:end-glue-point="4" svg:d="M18033 11831l567 1220" svg:viewBox="0 0 568 1221">
          <text:p/>
        </draw:connector>
        <draw:connector draw:style-name="gr4" draw:text-style-name="P4" draw:layer="layout" draw:type="curve" svg:x1="17.228cm" svg:y1="10.598cm" svg:x2="18.851cm" svg:y2="9.099cm" draw:start-shape="id84" draw:start-glue-point="12" draw:end-shape="id86" draw:end-glue-point="6" svg:d="M17228 10598c0-1000 541-1499 1623-1499" svg:viewBox="0 0 1624 1500">
          <text:p/>
        </draw:connector>
        <draw:custom-shape draw:style-name="gr14" draw:text-style-name="P8" draw:layer="layout" svg:width="1.719cm" svg:height="0.861cm" svg:x="15.882cm" svg:y="8.712cm">
          <text:p text:style-name="P7"><text:span text:style-name="T2">5 </text:span><text:span text:style-name="T2">&lt; </text:span><text:span text:style-name="T2">7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11" draw:text-style-name="P10" draw:layer="layout" svg:width="5.5cm" svg:height="1.6cm" svg:x="0cm" svg:y="-2.2cm">
          <text:p text:style-name="P9"><text:span text:style-name="T1">Insertion 5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90" draw:id="id90" draw:layer="layout" svg:width="1.5cm" svg:height="1.5cm" svg:x="8.35cm" svg:y="10.54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91" draw:id="id91" draw:layer="layout" svg:width="1.5cm" svg:height="1.5cm" svg:x="7.25cm" svg:y="13.05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8.569cm" svg:y1="11.83cm" svg:x2="8cm" svg:y2="13.05cm" draw:start-shape="id90" draw:start-glue-point="7" draw:end-shape="id91" draw:end-glue-point="4" svg:d="M8569 11830l-569 1220" svg:viewBox="0 0 570 1221">
          <text:p/>
        </draw:connector>
        <draw:custom-shape draw:style-name="gr1" draw:text-style-name="P5" xml:id="id92" draw:id="id92" draw:layer="layout" svg:width="1.5cm" svg:height="1.5cm" svg:x="9.449cm" svg:y="13.05cm">
          <text:p text:style-name="P1">17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9.631cm" svg:y1="11.83cm" svg:x2="10.2cm" svg:y2="13.05cm" draw:start-shape="id90" draw:start-glue-point="9" draw:end-shape="id92" draw:end-glue-point="4" svg:d="M9631 11830l569 1220" svg:viewBox="0 0 570 1221">
          <text:p/>
        </draw:connector>
        <draw:custom-shape draw:style-name="gr1" draw:text-style-name="P5" xml:id="id93" draw:id="id93" draw:layer="layout" svg:width="1.5cm" svg:height="1.5cm" svg:x="10.449cm" svg:y="8.34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0.668cm" svg:y1="9.629cm" svg:x2="9.1cm" svg:y2="10.549cm" draw:start-shape="id93" draw:start-glue-point="7" draw:end-shape="id90" draw:end-glue-point="4" svg:d="M10668 9629l-1568 920" svg:viewBox="0 0 1569 921">
          <text:p/>
        </draw:connector>
        <draw:connector draw:style-name="gr2" draw:text-style-name="P4" draw:layer="layout" draw:type="line" svg:x1="11.73cm" svg:y1="9.629cm" svg:x2="13.299cm" svg:y2="10.551cm" draw:start-shape="id93" draw:start-glue-point="9" draw:end-shape="id94" draw:end-glue-point="4" svg:d="M11730 9629l1569 922" svg:viewBox="0 0 1570 923">
          <text:p/>
        </draw:connector>
        <draw:custom-shape draw:style-name="gr1" draw:text-style-name="P5" xml:id="id94" draw:id="id94" draw:layer="layout" svg:width="1.5cm" svg:height="1.5cm" svg:x="12.549cm" svg:y="10.551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95" draw:id="id95" draw:layer="layout" svg:width="1.5cm" svg:height="1.5cm" svg:x="11.449cm" svg:y="13.052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2.768cm" svg:y1="11.832cm" svg:x2="12.199cm" svg:y2="13.052cm" draw:start-shape="id94" draw:start-glue-point="7" draw:end-shape="id95" draw:end-glue-point="4" svg:d="M12768 11832l-569 1220" svg:viewBox="0 0 570 1221">
          <text:p/>
        </draw:connector>
        <draw:custom-shape draw:style-name="gr1" draw:text-style-name="P5" xml:id="id96" draw:id="id96" draw:layer="layout" svg:width="1.5cm" svg:height="1.5cm" svg:x="13.648cm" svg:y="13.052cm">
          <text:p text:style-name="P1">11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3.83cm" svg:y1="11.832cm" svg:x2="14.399cm" svg:y2="13.052cm" draw:start-shape="id94" draw:start-glue-point="9" draw:end-shape="id96" draw:end-glue-point="4" svg:d="M13830 11832l569 1220" svg:viewBox="0 0 570 1221">
          <text:p/>
        </draw:connector>
        <draw:custom-shape draw:style-name="gr1" draw:text-style-name="P5" xml:id="id97" draw:id="id97" draw:layer="layout" svg:width="1.5cm" svg:height="1.5cm" svg:x="16.752cm" svg:y="10.5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98" draw:id="id98" draw:layer="layout" svg:width="1.5cm" svg:height="1.5cm" svg:x="15.652cm" svg:y="13.051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6.971cm" svg:y1="11.831cm" svg:x2="16.402cm" svg:y2="13.051cm" draw:start-shape="id97" draw:start-glue-point="7" draw:end-shape="id98" draw:end-glue-point="4" svg:d="M16971 11831l-569 1220" svg:viewBox="0 0 570 1221">
          <text:p/>
        </draw:connector>
        <draw:custom-shape draw:style-name="gr1" draw:text-style-name="P5" xml:id="id99" draw:id="id99" draw:layer="layout" svg:width="1.5cm" svg:height="1.5cm" svg:x="18.851cm" svg:y="8.349cm">
          <draw:glue-point draw:id="12" svg:x="-1.686cm" svg:y="-4.726cm"/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9.07cm" svg:y1="9.63cm" svg:x2="17.502cm" svg:y2="10.55cm" draw:start-shape="id99" draw:start-glue-point="7" draw:end-shape="id97" draw:end-glue-point="4" svg:d="M19070 9630l-1568 920" svg:viewBox="0 0 1569 921">
          <text:p/>
        </draw:connector>
        <draw:connector draw:style-name="gr2" draw:text-style-name="P4" draw:layer="layout" draw:type="line" svg:x1="20.132cm" svg:y1="9.63cm" svg:x2="21.701cm" svg:y2="10.552cm" draw:start-shape="id99" draw:start-glue-point="9" draw:end-shape="id100" draw:end-glue-point="4" svg:d="M20132 9630l1569 922" svg:viewBox="0 0 1570 923">
          <text:p/>
        </draw:connector>
        <draw:custom-shape draw:style-name="gr1" draw:text-style-name="P5" xml:id="id100" draw:id="id100" draw:layer="layout" svg:width="1.5cm" svg:height="1.5cm" svg:x="20.951cm" svg:y="10.552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4.869cm" svg:y1="7.729cm" svg:x2="11.73cm" svg:y2="8.567cm" draw:start-shape="id101" draw:start-glue-point="7" draw:end-shape="id93" draw:end-glue-point="11" svg:d="M14869 7729l-3139 838" svg:viewBox="0 0 3140 839">
          <text:p/>
        </draw:connector>
        <draw:custom-shape draw:style-name="gr1" draw:text-style-name="P5" xml:id="id101" draw:id="id101" draw:layer="layout" svg:width="1.5cm" svg:height="1.5cm" svg:x="14.65cm" svg:y="6.448cm">
          <draw:glue-point draw:id="12" svg:x="4.573cm" svg:y="-2.026cm"/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5.931cm" svg:y1="7.729cm" svg:x2="19.07cm" svg:y2="8.568cm" draw:start-shape="id101" draw:start-glue-point="9" draw:end-shape="id99" draw:end-glue-point="5" svg:d="M15931 7729l3139 839" svg:viewBox="0 0 3140 840">
          <text:p/>
        </draw:connector>
        <draw:custom-shape draw:style-name="gr1" draw:text-style-name="P5" xml:id="id102" draw:id="id102" draw:layer="layout" svg:width="1.5cm" svg:height="1.5cm" svg:x="17.849cm" svg:y="13.051cm">
          <text:p text:style-name="P1">9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8.033cm" svg:y1="11.831cm" svg:x2="18.6cm" svg:y2="13.051cm" draw:start-shape="id97" draw:start-glue-point="9" draw:end-shape="id102" draw:end-glue-point="4" svg:d="M18033 11831l567 1220" svg:viewBox="0 0 568 1221">
          <text:p/>
        </draw:connector>
        <draw:connector draw:style-name="gr4" draw:text-style-name="P4" draw:layer="layout" draw:type="curve" svg:x1="16.15cm" svg:y1="7.198cm" svg:x2="19.349cm" svg:y2="8.391cm" draw:start-shape="id101" draw:start-glue-point="10" draw:end-shape="id99" draw:end-glue-point="12" svg:d="M16150 7198c2133 0 3199 397 3199 1193" svg:viewBox="0 0 3200 1194">
          <text:p/>
        </draw:connector>
        <draw:custom-shape draw:style-name="gr15" draw:text-style-name="P8" draw:layer="layout" svg:width="1.719cm" svg:height="0.861cm" svg:x="17.35cm" svg:y="6.337cm">
          <text:p text:style-name="P7"><text:span text:style-name="T2">5 &gt; 2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custom-shape draw:style-name="gr11" draw:text-style-name="P10" draw:layer="layout" svg:width="5.5cm" svg:height="1.6cm" svg:x="0cm" svg:y="-2.2cm">
          <text:p text:style-name="P9"><text:span text:style-name="T1">Insertio</text:span><text:span text:style-name="T1">n 6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03" draw:id="id103" draw:layer="layout" svg:width="1.5cm" svg:height="1.5cm" svg:x="8.35cm" svg:y="10.54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104" draw:id="id104" draw:layer="layout" svg:width="1.5cm" svg:height="1.5cm" svg:x="7.25cm" svg:y="13.05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8.569cm" svg:y1="11.83cm" svg:x2="8cm" svg:y2="13.05cm" draw:start-shape="id103" draw:start-glue-point="7" draw:end-shape="id104" draw:end-glue-point="4" svg:d="M8569 11830l-569 1220" svg:viewBox="0 0 570 1221">
          <text:p/>
        </draw:connector>
        <draw:custom-shape draw:style-name="gr1" draw:text-style-name="P5" xml:id="id105" draw:id="id105" draw:layer="layout" svg:width="1.5cm" svg:height="1.5cm" svg:x="9.449cm" svg:y="13.05cm">
          <text:p text:style-name="P1">17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9.631cm" svg:y1="11.83cm" svg:x2="10.2cm" svg:y2="13.05cm" draw:start-shape="id103" draw:start-glue-point="9" draw:end-shape="id105" draw:end-glue-point="4" svg:d="M9631 11830l569 1220" svg:viewBox="0 0 570 1221">
          <text:p/>
        </draw:connector>
        <draw:custom-shape draw:style-name="gr1" draw:text-style-name="P5" xml:id="id106" draw:id="id106" draw:layer="layout" svg:width="1.5cm" svg:height="1.5cm" svg:x="10.449cm" svg:y="8.34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0.668cm" svg:y1="9.629cm" svg:x2="9.1cm" svg:y2="10.549cm" draw:start-shape="id106" draw:start-glue-point="7" draw:end-shape="id103" draw:end-glue-point="4" svg:d="M10668 9629l-1568 920" svg:viewBox="0 0 1569 921">
          <text:p/>
        </draw:connector>
        <draw:connector draw:style-name="gr2" draw:text-style-name="P4" draw:layer="layout" draw:type="line" svg:x1="11.73cm" svg:y1="9.629cm" svg:x2="13.299cm" svg:y2="10.551cm" draw:start-shape="id106" draw:start-glue-point="9" draw:end-shape="id107" draw:end-glue-point="4" svg:d="M11730 9629l1569 922" svg:viewBox="0 0 1570 923">
          <text:p/>
        </draw:connector>
        <draw:custom-shape draw:style-name="gr1" draw:text-style-name="P5" xml:id="id107" draw:id="id107" draw:layer="layout" svg:width="1.5cm" svg:height="1.5cm" svg:x="12.549cm" svg:y="10.551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108" draw:id="id108" draw:layer="layout" svg:width="1.5cm" svg:height="1.5cm" svg:x="11.449cm" svg:y="13.052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2.768cm" svg:y1="11.832cm" svg:x2="12.199cm" svg:y2="13.052cm" draw:start-shape="id107" draw:start-glue-point="7" draw:end-shape="id108" draw:end-glue-point="4" svg:d="M12768 11832l-569 1220" svg:viewBox="0 0 570 1221">
          <text:p/>
        </draw:connector>
        <draw:custom-shape draw:style-name="gr1" draw:text-style-name="P5" xml:id="id109" draw:id="id109" draw:layer="layout" svg:width="1.5cm" svg:height="1.5cm" svg:x="13.648cm" svg:y="13.052cm">
          <text:p text:style-name="P1">11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3.83cm" svg:y1="11.832cm" svg:x2="14.399cm" svg:y2="13.052cm" draw:start-shape="id107" draw:start-glue-point="9" draw:end-shape="id109" draw:end-glue-point="4" svg:d="M13830 11832l569 1220" svg:viewBox="0 0 570 1221">
          <text:p/>
        </draw:connector>
        <draw:custom-shape draw:style-name="gr1" draw:text-style-name="P5" xml:id="id110" draw:id="id110" draw:layer="layout" svg:width="1.5cm" svg:height="1.5cm" svg:x="16.752cm" svg:y="10.5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111" draw:id="id111" draw:layer="layout" svg:width="1.5cm" svg:height="1.5cm" svg:x="15.652cm" svg:y="13.051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6.971cm" svg:y1="11.831cm" svg:x2="16.402cm" svg:y2="13.051cm" draw:start-shape="id110" draw:start-glue-point="7" draw:end-shape="id111" draw:end-glue-point="4" svg:d="M16971 11831l-569 1220" svg:viewBox="0 0 570 1221">
          <text:p/>
        </draw:connector>
        <draw:custom-shape draw:style-name="gr1" draw:text-style-name="P5" xml:id="id112" draw:id="id112" draw:layer="layout" svg:width="1.5cm" svg:height="1.5cm" svg:x="18.851cm" svg:y="8.349cm">
          <draw:glue-point draw:id="12" svg:x="-1.686cm" svg:y="-4.726cm"/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9.07cm" svg:y1="9.63cm" svg:x2="17.502cm" svg:y2="10.55cm" draw:start-shape="id112" draw:start-glue-point="7" draw:end-shape="id110" draw:end-glue-point="4" svg:d="M19070 9630l-1568 920" svg:viewBox="0 0 1569 921">
          <text:p/>
        </draw:connector>
        <draw:connector draw:style-name="gr2" draw:text-style-name="P4" draw:layer="layout" draw:type="line" svg:x1="20.132cm" svg:y1="9.63cm" svg:x2="21.701cm" svg:y2="10.552cm" draw:start-shape="id112" draw:start-glue-point="9" draw:end-shape="id113" draw:end-glue-point="4" svg:d="M20132 9630l1569 922" svg:viewBox="0 0 1570 923">
          <text:p/>
        </draw:connector>
        <draw:custom-shape draw:style-name="gr1" draw:text-style-name="P5" xml:id="id113" draw:id="id113" draw:layer="layout" svg:width="1.5cm" svg:height="1.5cm" svg:x="20.951cm" svg:y="10.552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4.869cm" svg:y1="7.729cm" svg:x2="11.73cm" svg:y2="8.567cm" draw:start-shape="id114" draw:start-glue-point="7" draw:end-shape="id106" draw:end-glue-point="11" svg:d="M14869 7729l-3139 838" svg:viewBox="0 0 3140 839">
          <text:p/>
        </draw:connector>
        <draw:custom-shape draw:style-name="gr1" draw:text-style-name="P5" xml:id="id114" draw:id="id114" draw:layer="layout" svg:width="1.5cm" svg:height="1.5cm" svg:x="14.65cm" svg:y="6.448cm">
          <draw:glue-point draw:id="12" svg:x="4.573cm" svg:y="-2.026cm"/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5.931cm" svg:y1="7.729cm" svg:x2="19.07cm" svg:y2="8.568cm" draw:start-shape="id114" draw:start-glue-point="9" draw:end-shape="id112" draw:end-glue-point="5" svg:d="M15931 7729l3139 839" svg:viewBox="0 0 3140 840">
          <text:p/>
        </draw:connector>
        <draw:custom-shape draw:style-name="gr1" draw:text-style-name="P5" xml:id="id115" draw:id="id115" draw:layer="layout" svg:width="1.5cm" svg:height="1.5cm" svg:x="17.849cm" svg:y="13.051cm">
          <text:p text:style-name="P1">9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8.033cm" svg:y1="11.831cm" svg:x2="18.6cm" svg:y2="13.051cm" draw:start-shape="id110" draw:start-glue-point="9" draw:end-shape="id115" draw:end-glue-point="4" svg:d="M18033 11831l567 1220" svg:viewBox="0 0 568 1221">
          <text:p/>
        </draw:connector>
        <draw:custom-shape draw:style-name="gr16" draw:text-style-name="P8" draw:layer="layout" svg:width="1.719cm" svg:height="0.861cm" svg:x="20.555cm" svg:y="7.458cm">
          <text:p text:style-name="P7"><text:span text:style-name="T2">success!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Default">
        <draw:custom-shape draw:style-name="gr3" draw:text-style-name="P6" draw:layer="layout" svg:width="5.5cm" svg:height="1.6cm" svg:x="0cm" svg:y="-2.2cm">
          <text:p text:style-name="P6"><text:span text:style-name="T1">Extraction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5" xml:id="id116" draw:id="id116" draw:layer="layout" svg:width="1.5cm" svg:height="1.5cm" svg:x="8.1cm" svg:y="5.601cm">
            <text:p text:style-name="P1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5" xml:id="id117" draw:id="id117" draw:layer="layout" svg:width="1.5cm" svg:height="1.5cm" svg:x="7cm" svg:y="8.102cm">
            <text:p text:style-name="P1">1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8.319cm" svg:y1="6.882cm" svg:x2="7.75cm" svg:y2="8.102cm" draw:start-shape="id116" draw:start-glue-point="7" draw:end-shape="id117" draw:end-glue-point="4" svg:d="M8319 6882l-569 1220" svg:viewBox="0 0 570 1221">
            <text:p/>
          </draw:connector>
          <draw:custom-shape draw:style-name="gr1" draw:text-style-name="P5" xml:id="id118" draw:id="id118" draw:layer="layout" svg:width="1.5cm" svg:height="1.5cm" svg:x="9.199cm" svg:y="8.102cm">
            <text:p text:style-name="P1">17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9.381cm" svg:y1="6.882cm" svg:x2="9.95cm" svg:y2="8.102cm" draw:start-shape="id116" draw:start-glue-point="9" draw:end-shape="id118" draw:end-glue-point="4" svg:d="M9381 6882l569 1220" svg:viewBox="0 0 570 1221">
            <text:p/>
          </draw:connector>
          <draw:custom-shape draw:style-name="gr1" draw:text-style-name="P5" xml:id="id119" draw:id="id119" draw:layer="layout" svg:width="1.5cm" svg:height="1.5cm" svg:x="10.199cm" svg:y="3.4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0.418cm" svg:y1="4.681cm" svg:x2="8.85cm" svg:y2="5.601cm" draw:start-shape="id119" draw:start-glue-point="7" draw:end-shape="id116" draw:end-glue-point="4" svg:d="M10418 4681l-1568 920" svg:viewBox="0 0 1569 921">
            <text:p/>
          </draw:connector>
          <draw:connector draw:style-name="gr2" draw:text-style-name="P4" draw:layer="layout" draw:type="line" svg:x1="11.48cm" svg:y1="4.681cm" svg:x2="13.049cm" svg:y2="5.603cm" draw:start-shape="id119" draw:start-glue-point="9" draw:end-shape="id120" draw:end-glue-point="4" svg:d="M11480 4681l1569 922" svg:viewBox="0 0 1570 923">
            <text:p/>
          </draw:connector>
          <draw:custom-shape draw:style-name="gr1" draw:text-style-name="P5" xml:id="id120" draw:id="id120" draw:layer="layout" svg:width="1.5cm" svg:height="1.5cm" svg:x="12.299cm" svg:y="5.603cm">
            <text:p text:style-name="P1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5" xml:id="id121" draw:id="id121" draw:layer="layout" svg:width="1.5cm" svg:height="1.5cm" svg:x="11.199cm" svg:y="8.104cm">
            <text:p text:style-name="P1">1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2.518cm" svg:y1="6.884cm" svg:x2="11.949cm" svg:y2="8.104cm" draw:start-shape="id120" draw:start-glue-point="7" draw:end-shape="id121" draw:end-glue-point="4" svg:d="M12518 6884l-569 1220" svg:viewBox="0 0 570 1221">
            <text:p/>
          </draw:connector>
          <draw:custom-shape draw:style-name="gr1" draw:text-style-name="P5" xml:id="id122" draw:id="id122" draw:layer="layout" svg:width="1.5cm" svg:height="1.5cm" svg:x="13.398cm" svg:y="8.104cm">
            <text:p text:style-name="P1">11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3.58cm" svg:y1="6.884cm" svg:x2="14.149cm" svg:y2="8.104cm" draw:start-shape="id120" draw:start-glue-point="9" draw:end-shape="id122" draw:end-glue-point="4" svg:d="M13580 6884l569 1220" svg:viewBox="0 0 570 1221">
            <text:p/>
          </draw:connector>
          <draw:custom-shape draw:style-name="gr1" draw:text-style-name="P5" xml:id="id123" draw:id="id123" draw:layer="layout" svg:width="1.5cm" svg:height="1.5cm" svg:x="16.502cm" svg:y="5.602cm">
            <text:p text:style-name="P1">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5" xml:id="id124" draw:id="id124" draw:layer="layout" svg:width="1.5cm" svg:height="1.5cm" svg:x="15.402cm" svg:y="8.103cm">
            <text:p text:style-name="P1">1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6.721cm" svg:y1="6.883cm" svg:x2="16.152cm" svg:y2="8.103cm" draw:start-shape="id123" draw:start-glue-point="7" draw:end-shape="id124" draw:end-glue-point="4" svg:d="M16721 6883l-569 1220" svg:viewBox="0 0 570 1221">
            <text:p/>
          </draw:connector>
          <draw:custom-shape draw:style-name="gr1" draw:text-style-name="P5" xml:id="id125" draw:id="id125" draw:layer="layout" svg:width="1.5cm" svg:height="1.5cm" svg:x="18.601cm" svg:y="3.401cm">
            <text:p text:style-name="P1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8.82cm" svg:y1="4.682cm" svg:x2="17.252cm" svg:y2="5.602cm" draw:start-shape="id125" draw:start-glue-point="7" draw:end-shape="id123" draw:end-glue-point="4" svg:d="M18820 4682l-1568 920" svg:viewBox="0 0 1569 921">
            <text:p/>
          </draw:connector>
          <draw:connector draw:style-name="gr2" draw:text-style-name="P4" draw:layer="layout" draw:type="line" svg:x1="19.882cm" svg:y1="4.682cm" svg:x2="21.451cm" svg:y2="5.604cm" draw:start-shape="id125" draw:start-glue-point="9" draw:end-shape="id126" draw:end-glue-point="4" svg:d="M19882 4682l1569 922" svg:viewBox="0 0 1570 923">
            <text:p/>
          </draw:connector>
          <draw:custom-shape draw:style-name="gr1" draw:text-style-name="P5" xml:id="id126" draw:id="id126" draw:layer="layout" svg:width="1.5cm" svg:height="1.5cm" svg:x="20.701cm" svg:y="5.604cm">
            <text:p text:style-name="P1">1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4.619cm" svg:y1="2.781cm" svg:x2="11.48cm" svg:y2="3.619cm" draw:start-shape="id127" draw:start-glue-point="7" draw:end-shape="id119" draw:end-glue-point="11" svg:d="M14619 2781l-3139 838" svg:viewBox="0 0 3140 839">
            <text:p/>
          </draw:connector>
          <draw:custom-shape draw:style-name="gr1" draw:text-style-name="P5" xml:id="id127" draw:id="id127" draw:layer="layout" svg:width="1.5cm" svg:height="1.5cm" svg:x="14.4cm" svg:y="1.5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5.681cm" svg:y1="2.781cm" svg:x2="18.82cm" svg:y2="3.62cm" draw:start-shape="id127" draw:start-glue-point="9" draw:end-shape="id125" draw:end-glue-point="5" svg:d="M15681 2781l3139 839" svg:viewBox="0 0 3140 840">
            <text:p/>
          </draw:connector>
          <draw:connector draw:style-name="gr4" draw:text-style-name="P4" draw:layer="layout" draw:type="curve" svg:x1="10.949cm" svg:y1="3.4cm" svg:x2="14.4cm" svg:y2="2.25cm" draw:start-shape="id119" draw:start-glue-point="4" draw:end-shape="id127" draw:end-glue-point="6" svg:d="M10949 3400c0-767 1150-1150 3451-1150" svg:viewBox="0 0 3452 1151">
            <text:p/>
          </draw:connector>
          <draw:custom-shape draw:style-name="gr17" draw:text-style-name="P8" draw:layer="layout" svg:width="3.459cm" svg:height="0.761cm" svg:x="16.341cm" svg:y="1.4cm">
            <text:p text:style-name="P7"><text:span text:style-name="T2">remove m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8" draw:layer="layout" svg:width="1.719cm" svg:height="0.861cm" svg:x="10.5cm" svg:y="1.389cm">
            <text:p text:style-name="P7"><text:span text:style-name="T2">16 &gt;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8" draw:layer="layout" svg:width="2.359cm" svg:height="0.861cm" svg:x="4.8cm" svg:y="5.122cm">
            <text:p text:style-name="P7"><text:span text:style-name="T2">a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0" draw:text-style-name="P4" draw:layer="layout" draw:type="curve" svg:x1="16.902cm" svg:y1="8.853cm" svg:x2="18.547cm" svg:y2="8.315cm" draw:start-shape="id124" draw:start-glue-point="10" draw:end-shape="id128" draw:end-glue-point="3" svg:d="M16902 8853c1249 0 427-538 1645-538" svg:viewBox="0 0 1646 539">
            <text:p/>
          </draw:connector>
          <draw:connector draw:style-name="gr4" draw:text-style-name="P4" draw:layer="layout" draw:type="curve" svg:x1="8.319cm" svg:y1="5.82cm" svg:x2="10.199cm" svg:y2="4.15cm" draw:start-shape="id116" draw:start-glue-point="5" draw:end-shape="id119" draw:end-glue-point="6" svg:d="M8319 5820c0-1114 626-1670 1880-1670" svg:viewBox="0 0 1881 1671">
            <text:p/>
          </draw:connector>
          <draw:custom-shape draw:style-name="gr21" draw:text-style-name="P8" draw:layer="layout" svg:width="1.719cm" svg:height="0.861cm" svg:x="7.5cm" svg:y="3.439cm">
            <text:p text:style-name="P7"><text:span text:style-name="T2">16 &gt;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4" draw:layer="layout" draw:type="curve" svg:x1="7.219cm" svg:y1="8.321cm" svg:x2="8.1cm" svg:y2="6.351cm" draw:start-shape="id117" draw:start-glue-point="5" draw:end-shape="id116" draw:end-glue-point="6" svg:d="M7219 8321c0-1314 293-1970 881-1970" svg:viewBox="0 0 882 1971">
            <text:p/>
          </draw:connector>
          <draw:custom-shape draw:style-name="gr22" draw:text-style-name="P8" draw:layer="layout" svg:width="1.719cm" svg:height="0.861cm" svg:x="5.3cm" svg:y="6.539cm">
            <text:p text:style-name="P7"><text:span text:style-name="T2">16 &gt; 1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8" xml:id="id128" draw:id="id128" draw:layer="layout" svg:width="3.919cm" svg:height="0.761cm" svg:x="18.547cm" svg:y="7.935cm">
            <text:p text:style-name="P7"><text:span text:style-name="T2">replac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xml:id="id129" draw:id="id129" draw:layer="layout" svg:width="1.5cm" svg:height="1.5cm" svg:x="8.057cm" svg:y="14.7cm">
            <text:p text:style-name="P1">1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5" xml:id="id130" draw:id="id130" draw:layer="layout" svg:width="1.5cm" svg:height="1.5cm" svg:x="6.957cm" svg:y="17.201cm">
            <text:p text:style-name="P1">1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8.276cm" svg:y1="15.981cm" svg:x2="7.707cm" svg:y2="17.201cm" draw:start-shape="id129" draw:start-glue-point="7" draw:end-shape="id130" draw:end-glue-point="4" svg:d="M8276 15981l-569 1220" svg:viewBox="0 0 570 1221">
            <text:p/>
          </draw:connector>
          <draw:custom-shape draw:style-name="gr1" draw:text-style-name="P5" xml:id="id131" draw:id="id131" draw:layer="layout" svg:width="1.5cm" svg:height="1.5cm" svg:x="9.156cm" svg:y="17.201cm">
            <text:p text:style-name="P1">17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9.338cm" svg:y1="15.981cm" svg:x2="9.907cm" svg:y2="17.201cm" draw:start-shape="id129" draw:start-glue-point="9" draw:end-shape="id131" draw:end-glue-point="4" svg:d="M9338 15981l569 1220" svg:viewBox="0 0 570 1221">
            <text:p/>
          </draw:connector>
          <draw:custom-shape draw:style-name="gr1" draw:text-style-name="P5" xml:id="id132" draw:id="id132" draw:layer="layout" svg:width="1.5cm" svg:height="1.5cm" svg:x="10.156cm" svg:y="12.499cm">
            <text:p text:style-name="P1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0.375cm" svg:y1="13.78cm" svg:x2="8.807cm" svg:y2="14.7cm" draw:start-shape="id132" draw:start-glue-point="7" draw:end-shape="id129" draw:end-glue-point="4" svg:d="M10375 13780l-1568 920" svg:viewBox="0 0 1569 921">
            <text:p/>
          </draw:connector>
          <draw:connector draw:style-name="gr2" draw:text-style-name="P4" draw:layer="layout" draw:type="line" svg:x1="11.437cm" svg:y1="13.78cm" svg:x2="13.006cm" svg:y2="14.702cm" draw:start-shape="id132" draw:start-glue-point="9" draw:end-shape="id133" draw:end-glue-point="4" svg:d="M11437 13780l1569 922" svg:viewBox="0 0 1570 923">
            <text:p/>
          </draw:connector>
          <draw:custom-shape draw:style-name="gr1" draw:text-style-name="P5" xml:id="id133" draw:id="id133" draw:layer="layout" svg:width="1.5cm" svg:height="1.5cm" svg:x="12.256cm" svg:y="14.702cm">
            <text:p text:style-name="P1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5" xml:id="id134" draw:id="id134" draw:layer="layout" svg:width="1.5cm" svg:height="1.5cm" svg:x="11.156cm" svg:y="17.203cm">
            <text:p text:style-name="P1">1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2.475cm" svg:y1="15.983cm" svg:x2="11.906cm" svg:y2="17.203cm" draw:start-shape="id133" draw:start-glue-point="7" draw:end-shape="id134" draw:end-glue-point="4" svg:d="M12475 15983l-569 1220" svg:viewBox="0 0 570 1221">
            <text:p/>
          </draw:connector>
          <draw:custom-shape draw:style-name="gr1" draw:text-style-name="P5" xml:id="id135" draw:id="id135" draw:layer="layout" svg:width="1.5cm" svg:height="1.5cm" svg:x="13.355cm" svg:y="17.203cm">
            <text:p text:style-name="P1">11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3.537cm" svg:y1="15.983cm" svg:x2="14.106cm" svg:y2="17.203cm" draw:start-shape="id133" draw:start-glue-point="9" draw:end-shape="id135" draw:end-glue-point="4" svg:d="M13537 15983l569 1220" svg:viewBox="0 0 570 1221">
            <text:p/>
          </draw:connector>
          <draw:custom-shape draw:style-name="gr1" draw:text-style-name="P5" xml:id="id136" draw:id="id136" draw:layer="layout" svg:width="1.5cm" svg:height="1.5cm" svg:x="16.459cm" svg:y="14.701cm">
            <text:p text:style-name="P1">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5" xml:id="id137" draw:id="id137" draw:layer="layout" svg:width="1.5cm" svg:height="1.5cm" svg:x="15.359cm" svg:y="17.202cm">
            <text:p text:style-name="P1">1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6.678cm" svg:y1="15.982cm" svg:x2="16.109cm" svg:y2="17.202cm" draw:start-shape="id136" draw:start-glue-point="7" draw:end-shape="id137" draw:end-glue-point="4" svg:d="M16678 15982l-569 1220" svg:viewBox="0 0 570 1221">
            <text:p/>
          </draw:connector>
          <draw:custom-shape draw:style-name="gr1" draw:text-style-name="P5" xml:id="id138" draw:id="id138" draw:layer="layout" svg:width="1.5cm" svg:height="1.5cm" svg:x="18.558cm" svg:y="12.5cm">
            <text:p text:style-name="P1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8.777cm" svg:y1="13.781cm" svg:x2="17.209cm" svg:y2="14.701cm" draw:start-shape="id138" draw:start-glue-point="7" draw:end-shape="id136" draw:end-glue-point="4" svg:d="M18777 13781l-1568 920" svg:viewBox="0 0 1569 921">
            <text:p/>
          </draw:connector>
          <draw:connector draw:style-name="gr2" draw:text-style-name="P4" draw:layer="layout" draw:type="line" svg:x1="19.839cm" svg:y1="13.781cm" svg:x2="21.408cm" svg:y2="14.703cm" draw:start-shape="id138" draw:start-glue-point="9" draw:end-shape="id139" draw:end-glue-point="4" svg:d="M19839 13781l1569 922" svg:viewBox="0 0 1570 923">
            <text:p/>
          </draw:connector>
          <draw:custom-shape draw:style-name="gr1" draw:text-style-name="P5" xml:id="id139" draw:id="id139" draw:layer="layout" svg:width="1.5cm" svg:height="1.5cm" svg:x="20.658cm" svg:y="14.703cm">
            <text:p text:style-name="P1">1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4.576cm" svg:y1="11.88cm" svg:x2="11.437cm" svg:y2="12.718cm" draw:start-shape="id140" draw:start-glue-point="7" draw:end-shape="id132" draw:end-glue-point="11" svg:d="M14576 11880l-3139 838" svg:viewBox="0 0 3140 839">
            <text:p/>
          </draw:connector>
          <draw:custom-shape draw:style-name="gr1" draw:text-style-name="P5" xml:id="id140" draw:id="id140" draw:layer="layout" svg:width="1.5cm" svg:height="1.5cm" svg:x="14.357cm" svg:y="10.599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5.638cm" svg:y1="11.88cm" svg:x2="18.777cm" svg:y2="12.719cm" draw:start-shape="id140" draw:start-glue-point="9" draw:end-shape="id138" draw:end-glue-point="5" svg:d="M15638 11880l3139 839" svg:viewBox="0 0 3140 840">
            <text:p/>
          </draw:connector>
          <draw:custom-shape draw:style-name="gr24" draw:text-style-name="P8" draw:layer="layout" svg:width="2.359cm" svg:height="0.861cm" svg:x="4.757cm" svg:y="14.221cm">
            <text:p text:style-name="P7"><text:span text:style-name="T2">b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8" draw:layer="layout" svg:width="2.761cm" svg:height="0.761cm" svg:x="7.145cm" svg:y="18.939cm">
            <text:p text:style-name="P7"><text:span text:style-name="T2">suc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0" draw:style-name="dp1" draw:master-page-name="Default">
        <draw:custom-shape draw:style-name="gr3" draw:text-style-name="P6" draw:layer="layout" svg:width="5.5cm" svg:height="1.6cm" svg:x="0cm" svg:y="-2.2cm">
          <text:p text:style-name="P6"><text:span text:style-name="T1">E</text:span><text:span text:style-name="T1">xt</text:span><text:span text:style-name="T1">ra</text:span><text:span text:style-name="T1">cti</text:span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41" draw:id="id141" draw:layer="layout" svg:width="1.5cm" svg:height="1.5cm" svg:x="9.067cm" svg:y="10.60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142" draw:id="id142" draw:layer="layout" svg:width="1.5cm" svg:height="1.5cm" svg:x="7.967cm" svg:y="13.106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9.286cm" svg:y1="11.886cm" svg:x2="8.717cm" svg:y2="13.106cm" draw:start-shape="id141" draw:start-glue-point="7" draw:end-shape="id142" draw:end-glue-point="4" svg:d="M9286 11886l-569 1220" svg:viewBox="0 0 570 1221">
          <text:p/>
        </draw:connector>
        <draw:custom-shape draw:style-name="gr1" draw:text-style-name="P5" xml:id="id143" draw:id="id143" draw:layer="layout" svg:width="1.5cm" svg:height="1.5cm" svg:x="10.166cm" svg:y="13.106cm">
          <text:p text:style-name="P1">17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0.348cm" svg:y1="11.886cm" svg:x2="10.917cm" svg:y2="13.106cm" draw:start-shape="id141" draw:start-glue-point="9" draw:end-shape="id143" draw:end-glue-point="4" svg:d="M10348 11886l569 1220" svg:viewBox="0 0 570 1221">
          <text:p/>
        </draw:connector>
        <draw:custom-shape draw:style-name="gr1" draw:text-style-name="P5" xml:id="id144" draw:id="id144" draw:layer="layout" svg:width="1.5cm" svg:height="1.5cm" svg:x="11.166cm" svg:y="8.40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1.385cm" svg:y1="9.685cm" svg:x2="9.817cm" svg:y2="10.605cm" draw:start-shape="id144" draw:start-glue-point="7" draw:end-shape="id141" draw:end-glue-point="4" svg:d="M11385 9685l-1568 920" svg:viewBox="0 0 1569 921">
          <text:p/>
        </draw:connector>
        <draw:connector draw:style-name="gr2" draw:text-style-name="P4" draw:layer="layout" draw:type="line" svg:x1="12.447cm" svg:y1="9.685cm" svg:x2="14.016cm" svg:y2="10.607cm" draw:start-shape="id144" draw:start-glue-point="9" draw:end-shape="id145" draw:end-glue-point="4" svg:d="M12447 9685l1569 922" svg:viewBox="0 0 1570 923">
          <text:p/>
        </draw:connector>
        <draw:custom-shape draw:style-name="gr1" draw:text-style-name="P5" xml:id="id145" draw:id="id145" draw:layer="layout" svg:width="1.5cm" svg:height="1.5cm" svg:x="13.266cm" svg:y="10.60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146" draw:id="id146" draw:layer="layout" svg:width="1.5cm" svg:height="1.5cm" svg:x="12.166cm" svg:y="13.108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3.485cm" svg:y1="11.888cm" svg:x2="12.916cm" svg:y2="13.108cm" draw:start-shape="id145" draw:start-glue-point="7" draw:end-shape="id146" draw:end-glue-point="4" svg:d="M13485 11888l-569 1220" svg:viewBox="0 0 570 1221">
          <text:p/>
        </draw:connector>
        <draw:custom-shape draw:style-name="gr1" draw:text-style-name="P5" xml:id="id147" draw:id="id147" draw:layer="layout" svg:width="1.5cm" svg:height="1.5cm" svg:x="14.365cm" svg:y="13.108cm">
          <text:p text:style-name="P1">11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4.547cm" svg:y1="11.888cm" svg:x2="15.116cm" svg:y2="13.108cm" draw:start-shape="id145" draw:start-glue-point="9" draw:end-shape="id147" draw:end-glue-point="4" svg:d="M14547 11888l569 1220" svg:viewBox="0 0 570 1221">
          <text:p/>
        </draw:connector>
        <draw:custom-shape draw:style-name="gr1" draw:text-style-name="P5" xml:id="id148" draw:id="id148" draw:layer="layout" svg:width="1.5cm" svg:height="1.5cm" svg:x="17.469cm" svg:y="10.606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149" draw:id="id149" draw:layer="layout" svg:width="1.5cm" svg:height="1.5cm" svg:x="16.369cm" svg:y="13.107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7.688cm" svg:y1="11.887cm" svg:x2="17.119cm" svg:y2="13.107cm" draw:start-shape="id148" draw:start-glue-point="7" draw:end-shape="id149" draw:end-glue-point="4" svg:d="M17688 11887l-569 1220" svg:viewBox="0 0 570 1221">
          <text:p/>
        </draw:connector>
        <draw:custom-shape draw:style-name="gr1" draw:text-style-name="P5" xml:id="id150" draw:id="id150" draw:layer="layout" svg:width="1.5cm" svg:height="1.5cm" svg:x="19.568cm" svg:y="8.40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9.787cm" svg:y1="9.686cm" svg:x2="18.219cm" svg:y2="10.606cm" draw:start-shape="id150" draw:start-glue-point="7" draw:end-shape="id148" draw:end-glue-point="4" svg:d="M19787 9686l-1568 920" svg:viewBox="0 0 1569 921">
          <text:p/>
        </draw:connector>
        <draw:connector draw:style-name="gr2" draw:text-style-name="P4" draw:layer="layout" draw:type="line" svg:x1="20.849cm" svg:y1="9.686cm" svg:x2="22.418cm" svg:y2="10.608cm" draw:start-shape="id150" draw:start-glue-point="9" draw:end-shape="id151" draw:end-glue-point="4" svg:d="M20849 9686l1569 922" svg:viewBox="0 0 1570 923">
          <text:p/>
        </draw:connector>
        <draw:custom-shape draw:style-name="gr1" draw:text-style-name="P5" xml:id="id151" draw:id="id151" draw:layer="layout" svg:width="1.5cm" svg:height="1.5cm" svg:x="21.668cm" svg:y="10.608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5.586cm" svg:y1="7.785cm" svg:x2="12.447cm" svg:y2="8.623cm" draw:start-shape="id152" draw:start-glue-point="7" draw:end-shape="id144" draw:end-glue-point="11" svg:d="M15586 7785l-3139 838" svg:viewBox="0 0 3140 839">
          <text:p/>
        </draw:connector>
        <draw:custom-shape draw:style-name="gr1" draw:text-style-name="P5" xml:id="id152" draw:id="id152" draw:layer="layout" svg:width="1.5cm" svg:height="1.5cm" svg:x="15.367cm" svg:y="6.50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6.648cm" svg:y1="7.785cm" svg:x2="19.787cm" svg:y2="8.624cm" draw:start-shape="id152" draw:start-glue-point="9" draw:end-shape="id150" draw:end-glue-point="5" svg:d="M16648 7785l3139 839" svg:viewBox="0 0 3140 840">
          <text:p/>
        </draw:connector>
      </draw:page>
      <draw:page draw:name="page11" draw:style-name="dp1" draw:master-page-name="Default">
        <draw:custom-shape draw:style-name="gr3" draw:text-style-name="P6" draw:layer="layout" svg:width="5.5cm" svg:height="1.6cm" svg:x="0cm" svg:y="-2.2cm">
          <text:p text:style-name="P6"><text:span text:style-name="T1">E</text:span><text:span text:style-name="T1">xt</text:span><text:span text:style-name="T1">r</text:span><text:span text:style-name="T1">a</text:span><text:span text:style-name="T1">ct</text:span><text:span text:style-name="T1">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53" draw:id="id153" draw:layer="layout" svg:width="1.5cm" svg:height="1.5cm" svg:x="9.067cm" svg:y="10.60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154" draw:id="id154" draw:layer="layout" svg:width="1.5cm" svg:height="1.5cm" svg:x="7.967cm" svg:y="13.106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9.286cm" svg:y1="11.886cm" svg:x2="8.717cm" svg:y2="13.106cm" draw:start-shape="id153" draw:start-glue-point="7" draw:end-shape="id154" draw:end-glue-point="4" svg:d="M9286 11886l-569 1220" svg:viewBox="0 0 570 1221">
          <text:p/>
        </draw:connector>
        <draw:custom-shape draw:style-name="gr1" draw:text-style-name="P5" xml:id="id155" draw:id="id155" draw:layer="layout" svg:width="1.5cm" svg:height="1.5cm" svg:x="10.166cm" svg:y="13.106cm">
          <text:p text:style-name="P1">17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0.348cm" svg:y1="11.886cm" svg:x2="10.917cm" svg:y2="13.106cm" draw:start-shape="id153" draw:start-glue-point="9" draw:end-shape="id155" draw:end-glue-point="4" svg:d="M10348 11886l569 1220" svg:viewBox="0 0 570 1221">
          <text:p/>
        </draw:connector>
        <draw:custom-shape draw:style-name="gr1" draw:text-style-name="P5" xml:id="id156" draw:id="id156" draw:layer="layout" svg:width="1.5cm" svg:height="1.5cm" svg:x="11.166cm" svg:y="8.40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1.385cm" svg:y1="9.685cm" svg:x2="9.817cm" svg:y2="10.605cm" draw:start-shape="id156" draw:start-glue-point="7" draw:end-shape="id153" draw:end-glue-point="4" svg:d="M11385 9685l-1568 920" svg:viewBox="0 0 1569 921">
          <text:p/>
        </draw:connector>
        <draw:connector draw:style-name="gr2" draw:text-style-name="P4" draw:layer="layout" draw:type="line" svg:x1="12.447cm" svg:y1="9.685cm" svg:x2="14.016cm" svg:y2="10.607cm" draw:start-shape="id156" draw:start-glue-point="9" draw:end-shape="id157" draw:end-glue-point="4" svg:d="M12447 9685l1569 922" svg:viewBox="0 0 1570 923">
          <text:p/>
        </draw:connector>
        <draw:custom-shape draw:style-name="gr1" draw:text-style-name="P5" xml:id="id157" draw:id="id157" draw:layer="layout" svg:width="1.5cm" svg:height="1.5cm" svg:x="13.266cm" svg:y="10.60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158" draw:id="id158" draw:layer="layout" svg:width="1.5cm" svg:height="1.5cm" svg:x="12.166cm" svg:y="13.108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3.485cm" svg:y1="11.888cm" svg:x2="12.916cm" svg:y2="13.108cm" draw:start-shape="id157" draw:start-glue-point="7" draw:end-shape="id158" draw:end-glue-point="4" svg:d="M13485 11888l-569 1220" svg:viewBox="0 0 570 1221">
          <text:p/>
        </draw:connector>
        <draw:custom-shape draw:style-name="gr1" draw:text-style-name="P5" xml:id="id159" draw:id="id159" draw:layer="layout" svg:width="1.5cm" svg:height="1.5cm" svg:x="14.365cm" svg:y="13.108cm">
          <text:p text:style-name="P1">11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4.547cm" svg:y1="11.888cm" svg:x2="15.116cm" svg:y2="13.108cm" draw:start-shape="id157" draw:start-glue-point="9" draw:end-shape="id159" draw:end-glue-point="4" svg:d="M14547 11888l569 1220" svg:viewBox="0 0 570 1221">
          <text:p/>
        </draw:connector>
        <draw:custom-shape draw:style-name="gr1" draw:text-style-name="P5" xml:id="id160" draw:id="id160" draw:layer="layout" svg:width="1.5cm" svg:height="1.5cm" svg:x="17.469cm" svg:y="10.606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161" draw:id="id161" draw:layer="layout" svg:width="1.5cm" svg:height="1.5cm" svg:x="16.369cm" svg:y="13.107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7.688cm" svg:y1="11.887cm" svg:x2="17.119cm" svg:y2="13.107cm" draw:start-shape="id160" draw:start-glue-point="7" draw:end-shape="id161" draw:end-glue-point="4" svg:d="M17688 11887l-569 1220" svg:viewBox="0 0 570 1221">
          <text:p/>
        </draw:connector>
        <draw:custom-shape draw:style-name="gr1" draw:text-style-name="P5" xml:id="id162" draw:id="id162" draw:layer="layout" svg:width="1.5cm" svg:height="1.5cm" svg:x="19.568cm" svg:y="8.40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9.787cm" svg:y1="9.686cm" svg:x2="18.219cm" svg:y2="10.606cm" draw:start-shape="id162" draw:start-glue-point="7" draw:end-shape="id160" draw:end-glue-point="4" svg:d="M19787 9686l-1568 920" svg:viewBox="0 0 1569 921">
          <text:p/>
        </draw:connector>
        <draw:connector draw:style-name="gr2" draw:text-style-name="P4" draw:layer="layout" draw:type="line" svg:x1="20.849cm" svg:y1="9.686cm" svg:x2="22.418cm" svg:y2="10.608cm" draw:start-shape="id162" draw:start-glue-point="9" draw:end-shape="id163" draw:end-glue-point="4" svg:d="M20849 9686l1569 922" svg:viewBox="0 0 1570 923">
          <text:p/>
        </draw:connector>
        <draw:custom-shape draw:style-name="gr1" draw:text-style-name="P5" xml:id="id163" draw:id="id163" draw:layer="layout" svg:width="1.5cm" svg:height="1.5cm" svg:x="21.668cm" svg:y="10.608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5.586cm" svg:y1="7.785cm" svg:x2="12.447cm" svg:y2="8.623cm" draw:start-shape="id164" draw:start-glue-point="7" draw:end-shape="id156" draw:end-glue-point="11" svg:d="M15586 7785l-3139 838" svg:viewBox="0 0 3140 839">
          <text:p/>
        </draw:connector>
        <draw:custom-shape draw:style-name="gr1" draw:text-style-name="P5" xml:id="id164" draw:id="id164" draw:layer="layout" svg:width="1.5cm" svg:height="1.5cm" svg:x="15.367cm" svg:y="6.50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6.648cm" svg:y1="7.785cm" svg:x2="19.787cm" svg:y2="8.624cm" draw:start-shape="id164" draw:start-glue-point="9" draw:end-shape="id162" draw:end-glue-point="5" svg:d="M16648 7785l3139 839" svg:viewBox="0 0 3140 840">
          <text:p/>
        </draw:connector>
        <draw:custom-shape draw:style-name="gr26" draw:text-style-name="P8" draw:layer="layout" svg:width="2.642cm" svg:height="0.832cm" svg:x="17.308cm" svg:y="6.404cm">
          <text:p text:style-name="P7"><text:span text:style-name="T2">rep</text:span><text:span text:style-name="T2">lac</text:span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2" draw:style-name="dp1" draw:master-page-name="Default">
        <draw:custom-shape draw:style-name="gr3" draw:text-style-name="P6" draw:layer="layout" svg:width="5.5cm" svg:height="1.6cm" svg:x="0cm" svg:y="-2.2cm">
          <text:p text:style-name="P6"><text:span text:style-name="T1">Ext</text:span><text:span text:style-name="T1">rac</text:span><text:span text:style-name="T1">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65" draw:id="id165" draw:layer="layout" svg:width="1.5cm" svg:height="1.5cm" svg:x="9.067cm" svg:y="10.60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166" draw:id="id166" draw:layer="layout" svg:width="1.5cm" svg:height="1.5cm" svg:x="7.967cm" svg:y="13.106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9.286cm" svg:y1="11.886cm" svg:x2="8.717cm" svg:y2="13.106cm" draw:start-shape="id165" draw:start-glue-point="7" draw:end-shape="id166" draw:end-glue-point="4" svg:d="M9286 11886l-569 1220" svg:viewBox="0 0 570 1221">
          <text:p/>
        </draw:connector>
        <draw:custom-shape draw:style-name="gr1" draw:text-style-name="P5" xml:id="id167" draw:id="id167" draw:layer="layout" svg:width="1.5cm" svg:height="1.5cm" svg:x="10.166cm" svg:y="13.106cm">
          <text:p text:style-name="P1">17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0.348cm" svg:y1="11.886cm" svg:x2="10.917cm" svg:y2="13.106cm" draw:start-shape="id165" draw:start-glue-point="9" draw:end-shape="id167" draw:end-glue-point="4" svg:d="M10348 11886l569 1220" svg:viewBox="0 0 570 1221">
          <text:p/>
        </draw:connector>
        <draw:custom-shape draw:style-name="gr1" draw:text-style-name="P5" xml:id="id168" draw:id="id168" draw:layer="layout" svg:width="1.5cm" svg:height="1.5cm" svg:x="11.166cm" svg:y="8.40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1.385cm" svg:y1="9.685cm" svg:x2="9.817cm" svg:y2="10.605cm" draw:start-shape="id168" draw:start-glue-point="7" draw:end-shape="id165" draw:end-glue-point="4" svg:d="M11385 9685l-1568 920" svg:viewBox="0 0 1569 921">
          <text:p/>
        </draw:connector>
        <draw:connector draw:style-name="gr2" draw:text-style-name="P4" draw:layer="layout" draw:type="line" svg:x1="12.447cm" svg:y1="9.685cm" svg:x2="14.016cm" svg:y2="10.607cm" draw:start-shape="id168" draw:start-glue-point="9" draw:end-shape="id169" draw:end-glue-point="4" svg:d="M12447 9685l1569 922" svg:viewBox="0 0 1570 923">
          <text:p/>
        </draw:connector>
        <draw:custom-shape draw:style-name="gr1" draw:text-style-name="P5" xml:id="id169" draw:id="id169" draw:layer="layout" svg:width="1.5cm" svg:height="1.5cm" svg:x="13.266cm" svg:y="10.60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170" draw:id="id170" draw:layer="layout" svg:width="1.5cm" svg:height="1.5cm" svg:x="12.166cm" svg:y="13.108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3.485cm" svg:y1="11.888cm" svg:x2="12.916cm" svg:y2="13.108cm" draw:start-shape="id169" draw:start-glue-point="7" draw:end-shape="id170" draw:end-glue-point="4" svg:d="M13485 11888l-569 1220" svg:viewBox="0 0 570 1221">
          <text:p/>
        </draw:connector>
        <draw:custom-shape draw:style-name="gr1" draw:text-style-name="P5" xml:id="id171" draw:id="id171" draw:layer="layout" svg:width="1.5cm" svg:height="1.5cm" svg:x="14.365cm" svg:y="13.108cm">
          <text:p text:style-name="P1">11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4.547cm" svg:y1="11.888cm" svg:x2="15.116cm" svg:y2="13.108cm" draw:start-shape="id169" draw:start-glue-point="9" draw:end-shape="id171" draw:end-glue-point="4" svg:d="M14547 11888l569 1220" svg:viewBox="0 0 570 1221">
          <text:p/>
        </draw:connector>
        <draw:custom-shape draw:style-name="gr1" draw:text-style-name="P5" xml:id="id173" draw:id="id173" draw:layer="layout" svg:width="1.5cm" svg:height="1.5cm" svg:x="17.469cm" svg:y="10.606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172" draw:id="id172" draw:layer="layout" svg:width="1.5cm" svg:height="1.5cm" svg:x="19.568cm" svg:y="8.40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9.787cm" svg:y1="9.686cm" svg:x2="18.219cm" svg:y2="10.606cm" draw:start-shape="id172" draw:start-glue-point="7" draw:end-shape="id173" draw:end-glue-point="4" svg:d="M19787 9686l-1568 920" svg:viewBox="0 0 1569 921">
          <text:p/>
        </draw:connector>
        <draw:connector draw:style-name="gr2" draw:text-style-name="P4" draw:layer="layout" draw:type="line" svg:x1="20.849cm" svg:y1="9.686cm" svg:x2="22.418cm" svg:y2="10.608cm" draw:start-shape="id172" draw:start-glue-point="9" draw:end-shape="id174" draw:end-glue-point="4" svg:d="M20849 9686l1569 922" svg:viewBox="0 0 1570 923">
          <text:p/>
        </draw:connector>
        <draw:custom-shape draw:style-name="gr1" draw:text-style-name="P5" xml:id="id174" draw:id="id174" draw:layer="layout" svg:width="1.5cm" svg:height="1.5cm" svg:x="21.668cm" svg:y="10.608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5.586cm" svg:y1="7.785cm" svg:x2="12.447cm" svg:y2="8.623cm" draw:start-shape="id175" draw:start-glue-point="7" draw:end-shape="id168" draw:end-glue-point="11" svg:d="M15586 7785l-3139 838" svg:viewBox="0 0 3140 839">
          <text:p/>
        </draw:connector>
        <draw:custom-shape draw:style-name="gr1" draw:text-style-name="P5" xml:id="id175" draw:id="id175" draw:layer="layout" svg:width="1.5cm" svg:height="1.5cm" svg:x="15.367cm" svg:y="6.504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6.648cm" svg:y1="7.785cm" svg:x2="19.787cm" svg:y2="8.624cm" draw:start-shape="id175" draw:start-glue-point="9" draw:end-shape="id172" draw:end-glue-point="5" svg:d="M16648 7785l3139 839" svg:viewBox="0 0 3140 840">
          <text:p/>
        </draw:connector>
        <draw:custom-shape draw:style-name="gr27" draw:text-style-name="P8" draw:layer="layout" svg:width="2.642cm" svg:height="0.832cm" svg:x="17.308cm" svg:y="6.404cm">
          <text:p text:style-name="P7"><text:span text:style-name="T2">r</text:span><text:span text:style-name="T2">e</text:span><text:span text:style-name="T2">pl</text:span><text:span text:style-name="T2">a</text:span><text:span text:style-name="T2">c</text:span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3" draw:style-name="dp1" draw:master-page-name="Default">
        <draw:custom-shape draw:style-name="gr3" draw:text-style-name="P6" draw:layer="layout" svg:width="5.5cm" svg:height="1.6cm" svg:x="0cm" svg:y="-2.2cm">
          <text:p text:style-name="P6"><text:span text:style-name="T1">E</text:span><text:span text:style-name="T1">x</text:span><text:span text:style-name="T1">t</text:span><text:span text:style-name="T1">r</text:span><text:span text:style-name="T1">a</text:span><text:span text:style-name="T1">c</text:span><text:span text:style-name="T1">t</text:span><text:span text:style-name="T1">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76" draw:id="id176" draw:layer="layout" svg:width="1.5cm" svg:height="1.5cm" svg:x="9.067cm" svg:y="10.60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177" draw:id="id177" draw:layer="layout" svg:width="1.5cm" svg:height="1.5cm" svg:x="7.967cm" svg:y="13.106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9.286cm" svg:y1="11.886cm" svg:x2="8.717cm" svg:y2="13.106cm" draw:start-shape="id176" draw:start-glue-point="7" draw:end-shape="id177" draw:end-glue-point="4" svg:d="M9286 11886l-569 1220" svg:viewBox="0 0 570 1221">
          <text:p/>
        </draw:connector>
        <draw:custom-shape draw:style-name="gr1" draw:text-style-name="P5" xml:id="id178" draw:id="id178" draw:layer="layout" svg:width="1.5cm" svg:height="1.5cm" svg:x="10.166cm" svg:y="13.106cm">
          <text:p text:style-name="P1">17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0.348cm" svg:y1="11.886cm" svg:x2="10.917cm" svg:y2="13.106cm" draw:start-shape="id176" draw:start-glue-point="9" draw:end-shape="id178" draw:end-glue-point="4" svg:d="M10348 11886l569 1220" svg:viewBox="0 0 570 1221">
          <text:p/>
        </draw:connector>
        <draw:custom-shape draw:style-name="gr1" draw:text-style-name="P5" xml:id="id179" draw:id="id179" draw:layer="layout" svg:width="1.5cm" svg:height="1.5cm" svg:x="11.166cm" svg:y="8.40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1.385cm" svg:y1="9.685cm" svg:x2="9.817cm" svg:y2="10.605cm" draw:start-shape="id179" draw:start-glue-point="7" draw:end-shape="id176" draw:end-glue-point="4" svg:d="M11385 9685l-1568 920" svg:viewBox="0 0 1569 921">
          <text:p/>
        </draw:connector>
        <draw:connector draw:style-name="gr2" draw:text-style-name="P4" draw:layer="layout" draw:type="line" svg:x1="12.447cm" svg:y1="9.685cm" svg:x2="14.016cm" svg:y2="10.607cm" draw:start-shape="id179" draw:start-glue-point="9" draw:end-shape="id180" draw:end-glue-point="4" svg:d="M12447 9685l1569 922" svg:viewBox="0 0 1570 923">
          <text:p/>
        </draw:connector>
        <draw:custom-shape draw:style-name="gr1" draw:text-style-name="P5" xml:id="id180" draw:id="id180" draw:layer="layout" svg:width="1.5cm" svg:height="1.5cm" svg:x="13.266cm" svg:y="10.60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181" draw:id="id181" draw:layer="layout" svg:width="1.5cm" svg:height="1.5cm" svg:x="12.166cm" svg:y="13.108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3.485cm" svg:y1="11.888cm" svg:x2="12.916cm" svg:y2="13.108cm" draw:start-shape="id180" draw:start-glue-point="7" draw:end-shape="id181" draw:end-glue-point="4" svg:d="M13485 11888l-569 1220" svg:viewBox="0 0 570 1221">
          <text:p/>
        </draw:connector>
        <draw:custom-shape draw:style-name="gr1" draw:text-style-name="P5" xml:id="id182" draw:id="id182" draw:layer="layout" svg:width="1.5cm" svg:height="1.5cm" svg:x="14.365cm" svg:y="13.108cm">
          <text:p text:style-name="P1">11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4.547cm" svg:y1="11.888cm" svg:x2="15.116cm" svg:y2="13.108cm" draw:start-shape="id180" draw:start-glue-point="9" draw:end-shape="id182" draw:end-glue-point="4" svg:d="M14547 11888l569 1220" svg:viewBox="0 0 570 1221">
          <text:p/>
        </draw:connector>
        <draw:custom-shape draw:style-name="gr1" draw:text-style-name="P5" xml:id="id184" draw:id="id184" draw:layer="layout" svg:width="1.5cm" svg:height="1.5cm" svg:x="17.469cm" svg:y="10.606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183" draw:id="id183" draw:layer="layout" svg:width="1.5cm" svg:height="1.5cm" svg:x="19.568cm" svg:y="8.40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9.787cm" svg:y1="9.686cm" svg:x2="18.219cm" svg:y2="10.606cm" draw:start-shape="id183" draw:start-glue-point="7" draw:end-shape="id184" draw:end-glue-point="4" svg:d="M19787 9686l-1568 920" svg:viewBox="0 0 1569 921">
          <text:p/>
        </draw:connector>
        <draw:connector draw:style-name="gr2" draw:text-style-name="P4" draw:layer="layout" draw:type="line" svg:x1="20.849cm" svg:y1="9.686cm" svg:x2="22.418cm" svg:y2="10.608cm" draw:start-shape="id183" draw:start-glue-point="9" draw:end-shape="id185" draw:end-glue-point="4" svg:d="M20849 9686l1569 922" svg:viewBox="0 0 1570 923">
          <text:p/>
        </draw:connector>
        <draw:custom-shape draw:style-name="gr1" draw:text-style-name="P5" xml:id="id185" draw:id="id185" draw:layer="layout" svg:width="1.5cm" svg:height="1.5cm" svg:x="21.668cm" svg:y="10.608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5.586cm" svg:y1="7.785cm" svg:x2="12.447cm" svg:y2="8.623cm" draw:start-shape="id186" draw:start-glue-point="7" draw:end-shape="id179" draw:end-glue-point="11" svg:d="M15586 7785l-3139 838" svg:viewBox="0 0 3140 839">
          <text:p/>
        </draw:connector>
        <draw:custom-shape draw:style-name="gr1" draw:text-style-name="P5" xml:id="id186" draw:id="id186" draw:layer="layout" svg:width="1.5cm" svg:height="1.5cm" svg:x="15.367cm" svg:y="6.504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6.648cm" svg:y1="7.785cm" svg:x2="19.787cm" svg:y2="8.624cm" draw:start-shape="id186" draw:start-glue-point="9" draw:end-shape="id183" draw:end-glue-point="5" svg:d="M16648 7785l3139 839" svg:viewBox="0 0 3140 840">
          <text:p/>
        </draw:connector>
        <draw:connector draw:style-name="gr4" draw:text-style-name="P4" draw:layer="layout" draw:type="curve" svg:x1="11.916cm" svg:y1="8.404cm" svg:x2="15.367cm" svg:y2="7.254cm" draw:start-shape="id179" draw:start-glue-point="4" draw:end-shape="id186" draw:end-glue-point="6" svg:d="M11916 8404c0-767 1150-1150 3451-1150" svg:viewBox="0 0 3452 1151">
          <text:p/>
        </draw:connector>
        <draw:custom-shape draw:style-name="gr28" draw:text-style-name="P8" draw:layer="layout" svg:width="1.719cm" svg:height="0.861cm" svg:x="11.467cm" svg:y="6.393cm">
          <text:p text:style-name="P7"><text:span text:style-name="T2">16 &gt; 3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4" draw:style-name="dp1" draw:master-page-name="Default">
        <draw:custom-shape draw:style-name="gr3" draw:text-style-name="P6" draw:layer="layout" svg:width="5.5cm" svg:height="1.6cm" svg:x="0cm" svg:y="-2.2cm">
          <text:p text:style-name="P6"><text:span text:style-name="T1">Extra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87" draw:id="id187" draw:layer="layout" svg:width="1.5cm" svg:height="1.5cm" svg:x="9.067cm" svg:y="10.60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188" draw:id="id188" draw:layer="layout" svg:width="1.5cm" svg:height="1.5cm" svg:x="7.967cm" svg:y="13.106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9.286cm" svg:y1="11.886cm" svg:x2="8.717cm" svg:y2="13.106cm" draw:start-shape="id187" draw:start-glue-point="7" draw:end-shape="id188" draw:end-glue-point="4" svg:d="M9286 11886l-569 1220" svg:viewBox="0 0 570 1221">
          <text:p/>
        </draw:connector>
        <draw:custom-shape draw:style-name="gr1" draw:text-style-name="P5" xml:id="id189" draw:id="id189" draw:layer="layout" svg:width="1.5cm" svg:height="1.5cm" svg:x="10.166cm" svg:y="13.106cm">
          <text:p text:style-name="P1">17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0.348cm" svg:y1="11.886cm" svg:x2="10.917cm" svg:y2="13.106cm" draw:start-shape="id187" draw:start-glue-point="9" draw:end-shape="id189" draw:end-glue-point="4" svg:d="M10348 11886l569 1220" svg:viewBox="0 0 570 1221">
          <text:p/>
        </draw:connector>
        <draw:custom-shape draw:style-name="gr1" draw:text-style-name="P5" xml:id="id190" draw:id="id190" draw:layer="layout" svg:width="1.5cm" svg:height="1.5cm" svg:x="11.166cm" svg:y="8.404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1.385cm" svg:y1="9.685cm" svg:x2="9.817cm" svg:y2="10.605cm" draw:start-shape="id190" draw:start-glue-point="7" draw:end-shape="id187" draw:end-glue-point="4" svg:d="M11385 9685l-1568 920" svg:viewBox="0 0 1569 921">
          <text:p/>
        </draw:connector>
        <draw:connector draw:style-name="gr2" draw:text-style-name="P4" draw:layer="layout" draw:type="line" svg:x1="12.447cm" svg:y1="9.685cm" svg:x2="14.016cm" svg:y2="10.607cm" draw:start-shape="id190" draw:start-glue-point="9" draw:end-shape="id191" draw:end-glue-point="4" svg:d="M12447 9685l1569 922" svg:viewBox="0 0 1570 923">
          <text:p/>
        </draw:connector>
        <draw:custom-shape draw:style-name="gr1" draw:text-style-name="P5" xml:id="id191" draw:id="id191" draw:layer="layout" svg:width="1.5cm" svg:height="1.5cm" svg:x="13.266cm" svg:y="10.60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192" draw:id="id192" draw:layer="layout" svg:width="1.5cm" svg:height="1.5cm" svg:x="12.166cm" svg:y="13.108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3.485cm" svg:y1="11.888cm" svg:x2="12.916cm" svg:y2="13.108cm" draw:start-shape="id191" draw:start-glue-point="7" draw:end-shape="id192" draw:end-glue-point="4" svg:d="M13485 11888l-569 1220" svg:viewBox="0 0 570 1221">
          <text:p/>
        </draw:connector>
        <draw:custom-shape draw:style-name="gr1" draw:text-style-name="P5" xml:id="id193" draw:id="id193" draw:layer="layout" svg:width="1.5cm" svg:height="1.5cm" svg:x="14.365cm" svg:y="13.108cm">
          <text:p text:style-name="P1">11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4.547cm" svg:y1="11.888cm" svg:x2="15.116cm" svg:y2="13.108cm" draw:start-shape="id191" draw:start-glue-point="9" draw:end-shape="id193" draw:end-glue-point="4" svg:d="M14547 11888l569 1220" svg:viewBox="0 0 570 1221">
          <text:p/>
        </draw:connector>
        <draw:custom-shape draw:style-name="gr1" draw:text-style-name="P5" xml:id="id194" draw:id="id194" draw:layer="layout" svg:width="1.5cm" svg:height="1.5cm" svg:x="17.469cm" svg:y="10.606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195" draw:id="id195" draw:layer="layout" svg:width="1.5cm" svg:height="1.5cm" svg:x="16.369cm" svg:y="13.107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7.688cm" svg:y1="11.887cm" svg:x2="17.119cm" svg:y2="13.107cm" draw:start-shape="id194" draw:start-glue-point="7" draw:end-shape="id195" draw:end-glue-point="4" svg:d="M17688 11887l-569 1220" svg:viewBox="0 0 570 1221">
          <text:p/>
        </draw:connector>
        <draw:custom-shape draw:style-name="gr1" draw:text-style-name="P5" xml:id="id196" draw:id="id196" draw:layer="layout" svg:width="1.5cm" svg:height="1.5cm" svg:x="19.568cm" svg:y="8.40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9.787cm" svg:y1="9.686cm" svg:x2="18.219cm" svg:y2="10.606cm" draw:start-shape="id196" draw:start-glue-point="7" draw:end-shape="id194" draw:end-glue-point="4" svg:d="M19787 9686l-1568 920" svg:viewBox="0 0 1569 921">
          <text:p/>
        </draw:connector>
        <draw:connector draw:style-name="gr2" draw:text-style-name="P4" draw:layer="layout" draw:type="line" svg:x1="20.849cm" svg:y1="9.686cm" svg:x2="22.418cm" svg:y2="10.608cm" draw:start-shape="id196" draw:start-glue-point="9" draw:end-shape="id197" draw:end-glue-point="4" svg:d="M20849 9686l1569 922" svg:viewBox="0 0 1570 923">
          <text:p/>
        </draw:connector>
        <draw:custom-shape draw:style-name="gr1" draw:text-style-name="P5" xml:id="id197" draw:id="id197" draw:layer="layout" svg:width="1.5cm" svg:height="1.5cm" svg:x="21.668cm" svg:y="10.608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5.586cm" svg:y1="7.785cm" svg:x2="12.447cm" svg:y2="8.623cm" draw:start-shape="id198" draw:start-glue-point="7" draw:end-shape="id190" draw:end-glue-point="11" svg:d="M15586 7785l-3139 838" svg:viewBox="0 0 3140 839">
          <text:p/>
        </draw:connector>
        <draw:custom-shape draw:style-name="gr1" draw:text-style-name="P5" xml:id="id198" draw:id="id198" draw:layer="layout" svg:width="1.5cm" svg:height="1.5cm" svg:x="15.367cm" svg:y="6.50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6.648cm" svg:y1="7.785cm" svg:x2="19.787cm" svg:y2="8.624cm" draw:start-shape="id198" draw:start-glue-point="9" draw:end-shape="id196" draw:end-glue-point="5" svg:d="M16648 7785l3139 839" svg:viewBox="0 0 3140 840">
          <text:p/>
        </draw:connector>
        <draw:connector draw:style-name="gr4" draw:text-style-name="P4" draw:layer="layout" draw:type="curve" svg:x1="9.286cm" svg:y1="10.824cm" svg:x2="11.166cm" svg:y2="9.154cm" draw:start-shape="id187" draw:start-glue-point="5" draw:end-shape="id190" draw:end-glue-point="6" svg:d="M9286 10824c0-1114 626-1670 1880-1670" svg:viewBox="0 0 1881 1671">
          <text:p/>
        </draw:connector>
        <draw:custom-shape draw:style-name="gr29" draw:text-style-name="P8" draw:layer="layout" svg:width="1.719cm" svg:height="0.861cm" svg:x="8.123cm" svg:y="8.398cm">
          <text:p text:style-name="P7"><text:span text:style-name="T2">16 &gt; 4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Default">
        <draw:custom-shape draw:style-name="gr3" draw:text-style-name="P6" draw:layer="layout" svg:width="5.5cm" svg:height="1.6cm" svg:x="0cm" svg:y="-2.2cm">
          <text:p text:style-name="P6"><text:span text:style-name="T1">Extra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99" draw:id="id199" draw:layer="layout" svg:width="1.5cm" svg:height="1.5cm" svg:x="9.067cm" svg:y="10.605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200" draw:id="id200" draw:layer="layout" svg:width="1.5cm" svg:height="1.5cm" svg:x="7.967cm" svg:y="13.106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9.286cm" svg:y1="11.886cm" svg:x2="8.717cm" svg:y2="13.106cm" draw:start-shape="id199" draw:start-glue-point="7" draw:end-shape="id200" draw:end-glue-point="4" svg:d="M9286 11886l-569 1220" svg:viewBox="0 0 570 1221">
          <text:p/>
        </draw:connector>
        <draw:custom-shape draw:style-name="gr1" draw:text-style-name="P5" xml:id="id201" draw:id="id201" draw:layer="layout" svg:width="1.5cm" svg:height="1.5cm" svg:x="10.166cm" svg:y="13.106cm">
          <text:p text:style-name="P1">17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0.348cm" svg:y1="11.886cm" svg:x2="10.917cm" svg:y2="13.106cm" draw:start-shape="id199" draw:start-glue-point="9" draw:end-shape="id201" draw:end-glue-point="4" svg:d="M10348 11886l569 1220" svg:viewBox="0 0 570 1221">
          <text:p/>
        </draw:connector>
        <draw:custom-shape draw:style-name="gr1" draw:text-style-name="P5" xml:id="id202" draw:id="id202" draw:layer="layout" svg:width="1.5cm" svg:height="1.5cm" svg:x="11.166cm" svg:y="8.40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1.385cm" svg:y1="9.685cm" svg:x2="9.817cm" svg:y2="10.605cm" draw:start-shape="id202" draw:start-glue-point="7" draw:end-shape="id199" draw:end-glue-point="4" svg:d="M11385 9685l-1568 920" svg:viewBox="0 0 1569 921">
          <text:p/>
        </draw:connector>
        <draw:connector draw:style-name="gr2" draw:text-style-name="P4" draw:layer="layout" draw:type="line" svg:x1="12.447cm" svg:y1="9.685cm" svg:x2="14.016cm" svg:y2="10.607cm" draw:start-shape="id202" draw:start-glue-point="9" draw:end-shape="id203" draw:end-glue-point="4" svg:d="M12447 9685l1569 922" svg:viewBox="0 0 1570 923">
          <text:p/>
        </draw:connector>
        <draw:custom-shape draw:style-name="gr1" draw:text-style-name="P5" xml:id="id203" draw:id="id203" draw:layer="layout" svg:width="1.5cm" svg:height="1.5cm" svg:x="13.266cm" svg:y="10.60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204" draw:id="id204" draw:layer="layout" svg:width="1.5cm" svg:height="1.5cm" svg:x="12.166cm" svg:y="13.108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3.485cm" svg:y1="11.888cm" svg:x2="12.916cm" svg:y2="13.108cm" draw:start-shape="id203" draw:start-glue-point="7" draw:end-shape="id204" draw:end-glue-point="4" svg:d="M13485 11888l-569 1220" svg:viewBox="0 0 570 1221">
          <text:p/>
        </draw:connector>
        <draw:custom-shape draw:style-name="gr1" draw:text-style-name="P5" xml:id="id205" draw:id="id205" draw:layer="layout" svg:width="1.5cm" svg:height="1.5cm" svg:x="14.365cm" svg:y="13.108cm">
          <text:p text:style-name="P1">11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4.547cm" svg:y1="11.888cm" svg:x2="15.116cm" svg:y2="13.108cm" draw:start-shape="id203" draw:start-glue-point="9" draw:end-shape="id205" draw:end-glue-point="4" svg:d="M14547 11888l569 1220" svg:viewBox="0 0 570 1221">
          <text:p/>
        </draw:connector>
        <draw:custom-shape draw:style-name="gr1" draw:text-style-name="P5" xml:id="id206" draw:id="id206" draw:layer="layout" svg:width="1.5cm" svg:height="1.5cm" svg:x="17.469cm" svg:y="10.606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207" draw:id="id207" draw:layer="layout" svg:width="1.5cm" svg:height="1.5cm" svg:x="16.369cm" svg:y="13.107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7.688cm" svg:y1="11.887cm" svg:x2="17.119cm" svg:y2="13.107cm" draw:start-shape="id206" draw:start-glue-point="7" draw:end-shape="id207" draw:end-glue-point="4" svg:d="M17688 11887l-569 1220" svg:viewBox="0 0 570 1221">
          <text:p/>
        </draw:connector>
        <draw:custom-shape draw:style-name="gr1" draw:text-style-name="P5" xml:id="id208" draw:id="id208" draw:layer="layout" svg:width="1.5cm" svg:height="1.5cm" svg:x="19.568cm" svg:y="8.40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9.787cm" svg:y1="9.686cm" svg:x2="18.219cm" svg:y2="10.606cm" draw:start-shape="id208" draw:start-glue-point="7" draw:end-shape="id206" draw:end-glue-point="4" svg:d="M19787 9686l-1568 920" svg:viewBox="0 0 1569 921">
          <text:p/>
        </draw:connector>
        <draw:connector draw:style-name="gr2" draw:text-style-name="P4" draw:layer="layout" draw:type="line" svg:x1="20.849cm" svg:y1="9.686cm" svg:x2="22.418cm" svg:y2="10.608cm" draw:start-shape="id208" draw:start-glue-point="9" draw:end-shape="id209" draw:end-glue-point="4" svg:d="M20849 9686l1569 922" svg:viewBox="0 0 1570 923">
          <text:p/>
        </draw:connector>
        <draw:custom-shape draw:style-name="gr1" draw:text-style-name="P5" xml:id="id209" draw:id="id209" draw:layer="layout" svg:width="1.5cm" svg:height="1.5cm" svg:x="21.668cm" svg:y="10.608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5.586cm" svg:y1="7.785cm" svg:x2="12.447cm" svg:y2="8.623cm" draw:start-shape="id210" draw:start-glue-point="7" draw:end-shape="id202" draw:end-glue-point="11" svg:d="M15586 7785l-3139 838" svg:viewBox="0 0 3140 839">
          <text:p/>
        </draw:connector>
        <draw:custom-shape draw:style-name="gr1" draw:text-style-name="P5" xml:id="id210" draw:id="id210" draw:layer="layout" svg:width="1.5cm" svg:height="1.5cm" svg:x="15.367cm" svg:y="6.50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6.648cm" svg:y1="7.785cm" svg:x2="19.787cm" svg:y2="8.624cm" draw:start-shape="id210" draw:start-glue-point="9" draw:end-shape="id208" draw:end-glue-point="5" svg:d="M16648 7785l3139 839" svg:viewBox="0 0 3140 840">
          <text:p/>
        </draw:connector>
        <draw:connector draw:style-name="gr4" draw:text-style-name="P4" draw:layer="layout" draw:type="curve" svg:x1="8.186cm" svg:y1="13.325cm" svg:x2="9.067cm" svg:y2="11.355cm" draw:start-shape="id200" draw:start-glue-point="5" draw:end-shape="id199" draw:end-glue-point="6" svg:d="M8186 13325c0-1314 293-1970 881-1970" svg:viewBox="0 0 882 1971">
          <text:p/>
        </draw:connector>
        <draw:custom-shape draw:style-name="gr30" draw:text-style-name="P8" draw:layer="layout" svg:width="1.719cm" svg:height="0.861cm" svg:x="6.002cm" svg:y="11.543cm">
          <text:p text:style-name="P7"><text:span text:style-name="T2">16 &gt; 14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6" draw:style-name="dp1" draw:master-page-name="Default">
        <draw:custom-shape draw:style-name="gr3" draw:text-style-name="P6" draw:layer="layout" svg:width="5.5cm" svg:height="1.6cm" svg:x="0cm" svg:y="-2.2cm">
          <text:p text:style-name="P6"><text:span text:style-name="T1">Extra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211" draw:id="id211" draw:layer="layout" svg:width="1.5cm" svg:height="1.5cm" svg:x="9.067cm" svg:y="10.605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212" draw:id="id212" draw:layer="layout" svg:width="1.5cm" svg:height="1.5cm" svg:x="7.967cm" svg:y="13.106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9.286cm" svg:y1="11.886cm" svg:x2="8.717cm" svg:y2="13.106cm" draw:start-shape="id211" draw:start-glue-point="7" draw:end-shape="id212" draw:end-glue-point="4" svg:d="M9286 11886l-569 1220" svg:viewBox="0 0 570 1221">
          <text:p/>
        </draw:connector>
        <draw:custom-shape draw:style-name="gr1" draw:text-style-name="P5" xml:id="id213" draw:id="id213" draw:layer="layout" svg:width="1.5cm" svg:height="1.5cm" svg:x="10.166cm" svg:y="13.106cm">
          <text:p text:style-name="P1">17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0.348cm" svg:y1="11.886cm" svg:x2="10.917cm" svg:y2="13.106cm" draw:start-shape="id211" draw:start-glue-point="9" draw:end-shape="id213" draw:end-glue-point="4" svg:d="M10348 11886l569 1220" svg:viewBox="0 0 570 1221">
          <text:p/>
        </draw:connector>
        <draw:custom-shape draw:style-name="gr1" draw:text-style-name="P5" xml:id="id214" draw:id="id214" draw:layer="layout" svg:width="1.5cm" svg:height="1.5cm" svg:x="11.166cm" svg:y="8.40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1.385cm" svg:y1="9.685cm" svg:x2="9.817cm" svg:y2="10.605cm" draw:start-shape="id214" draw:start-glue-point="7" draw:end-shape="id211" draw:end-glue-point="4" svg:d="M11385 9685l-1568 920" svg:viewBox="0 0 1569 921">
          <text:p/>
        </draw:connector>
        <draw:connector draw:style-name="gr2" draw:text-style-name="P4" draw:layer="layout" draw:type="line" svg:x1="12.447cm" svg:y1="9.685cm" svg:x2="14.016cm" svg:y2="10.607cm" draw:start-shape="id214" draw:start-glue-point="9" draw:end-shape="id215" draw:end-glue-point="4" svg:d="M12447 9685l1569 922" svg:viewBox="0 0 1570 923">
          <text:p/>
        </draw:connector>
        <draw:custom-shape draw:style-name="gr1" draw:text-style-name="P5" xml:id="id215" draw:id="id215" draw:layer="layout" svg:width="1.5cm" svg:height="1.5cm" svg:x="13.266cm" svg:y="10.60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216" draw:id="id216" draw:layer="layout" svg:width="1.5cm" svg:height="1.5cm" svg:x="12.166cm" svg:y="13.108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3.485cm" svg:y1="11.888cm" svg:x2="12.916cm" svg:y2="13.108cm" draw:start-shape="id215" draw:start-glue-point="7" draw:end-shape="id216" draw:end-glue-point="4" svg:d="M13485 11888l-569 1220" svg:viewBox="0 0 570 1221">
          <text:p/>
        </draw:connector>
        <draw:custom-shape draw:style-name="gr1" draw:text-style-name="P5" xml:id="id217" draw:id="id217" draw:layer="layout" svg:width="1.5cm" svg:height="1.5cm" svg:x="14.365cm" svg:y="13.108cm">
          <text:p text:style-name="P1">11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4.547cm" svg:y1="11.888cm" svg:x2="15.116cm" svg:y2="13.108cm" draw:start-shape="id215" draw:start-glue-point="9" draw:end-shape="id217" draw:end-glue-point="4" svg:d="M14547 11888l569 1220" svg:viewBox="0 0 570 1221">
          <text:p/>
        </draw:connector>
        <draw:custom-shape draw:style-name="gr1" draw:text-style-name="P5" xml:id="id218" draw:id="id218" draw:layer="layout" svg:width="1.5cm" svg:height="1.5cm" svg:x="17.469cm" svg:y="10.606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219" draw:id="id219" draw:layer="layout" svg:width="1.5cm" svg:height="1.5cm" svg:x="16.369cm" svg:y="13.107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7.688cm" svg:y1="11.887cm" svg:x2="17.119cm" svg:y2="13.107cm" draw:start-shape="id218" draw:start-glue-point="7" draw:end-shape="id219" draw:end-glue-point="4" svg:d="M17688 11887l-569 1220" svg:viewBox="0 0 570 1221">
          <text:p/>
        </draw:connector>
        <draw:custom-shape draw:style-name="gr1" draw:text-style-name="P5" xml:id="id220" draw:id="id220" draw:layer="layout" svg:width="1.5cm" svg:height="1.5cm" svg:x="19.568cm" svg:y="8.40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9.787cm" svg:y1="9.686cm" svg:x2="18.219cm" svg:y2="10.606cm" draw:start-shape="id220" draw:start-glue-point="7" draw:end-shape="id218" draw:end-glue-point="4" svg:d="M19787 9686l-1568 920" svg:viewBox="0 0 1569 921">
          <text:p/>
        </draw:connector>
        <draw:connector draw:style-name="gr2" draw:text-style-name="P4" draw:layer="layout" draw:type="line" svg:x1="20.849cm" svg:y1="9.686cm" svg:x2="22.418cm" svg:y2="10.608cm" draw:start-shape="id220" draw:start-glue-point="9" draw:end-shape="id221" draw:end-glue-point="4" svg:d="M20849 9686l1569 922" svg:viewBox="0 0 1570 923">
          <text:p/>
        </draw:connector>
        <draw:custom-shape draw:style-name="gr1" draw:text-style-name="P5" xml:id="id221" draw:id="id221" draw:layer="layout" svg:width="1.5cm" svg:height="1.5cm" svg:x="21.668cm" svg:y="10.608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5.586cm" svg:y1="7.785cm" svg:x2="12.447cm" svg:y2="8.623cm" draw:start-shape="id222" draw:start-glue-point="7" draw:end-shape="id214" draw:end-glue-point="11" svg:d="M15586 7785l-3139 838" svg:viewBox="0 0 3140 839">
          <text:p/>
        </draw:connector>
        <draw:custom-shape draw:style-name="gr1" draw:text-style-name="P5" xml:id="id222" draw:id="id222" draw:layer="layout" svg:width="1.5cm" svg:height="1.5cm" svg:x="15.367cm" svg:y="6.50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6.648cm" svg:y1="7.785cm" svg:x2="19.787cm" svg:y2="8.624cm" draw:start-shape="id222" draw:start-glue-point="9" draw:end-shape="id220" draw:end-glue-point="5" svg:d="M16648 7785l3139 839" svg:viewBox="0 0 3140 840">
          <text:p/>
        </draw:connector>
        <draw:custom-shape draw:style-name="gr31" draw:text-style-name="P8" draw:layer="layout" svg:width="1.719cm" svg:height="0.861cm" svg:x="6.021cm" svg:y="11.543cm">
          <text:p text:style-name="P7"><text:span text:style-name="T2">success!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7" draw:style-name="dp1" draw:master-page-name="Default">
        <draw:custom-shape draw:style-name="gr32" draw:text-style-name="P6" draw:layer="layout" svg:width="6.35cm" svg:height="1.6cm" svg:x="0cm" svg:y="-2.2cm">
          <text:p text:style-name="P6"><text:span text:style-name="T1">Array representation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5" xml:id="id223" draw:id="id223" draw:layer="layout" svg:width="1.5cm" svg:height="1.5cm" svg:x="7.946cm" svg:y="7.301cm">
            <text:p text:style-name="P1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5" xml:id="id224" draw:id="id224" draw:layer="layout" svg:width="1.5cm" svg:height="1.5cm" svg:x="6.846cm" svg:y="9.802cm">
            <text:p text:style-name="P1">1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8.165cm" svg:y1="8.582cm" svg:x2="7.596cm" svg:y2="9.802cm" draw:start-shape="id223" draw:start-glue-point="7" draw:end-shape="id224" draw:end-glue-point="4" svg:d="M8165 8582l-569 1220" svg:viewBox="0 0 570 1221">
            <text:p/>
          </draw:connector>
          <draw:custom-shape draw:style-name="gr1" draw:text-style-name="P5" xml:id="id225" draw:id="id225" draw:layer="layout" svg:width="1.5cm" svg:height="1.5cm" svg:x="9.045cm" svg:y="9.802cm">
            <text:p text:style-name="P1">17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9.227cm" svg:y1="8.582cm" svg:x2="9.796cm" svg:y2="9.802cm" draw:start-shape="id223" draw:start-glue-point="9" draw:end-shape="id225" draw:end-glue-point="4" svg:d="M9227 8582l569 1220" svg:viewBox="0 0 570 1221">
            <text:p/>
          </draw:connector>
          <draw:custom-shape draw:style-name="gr1" draw:text-style-name="P5" xml:id="id226" draw:id="id226" draw:layer="layout" svg:width="1.5cm" svg:height="1.5cm" svg:x="10.045cm" svg:y="5.1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0.264cm" svg:y1="6.381cm" svg:x2="8.696cm" svg:y2="7.301cm" draw:start-shape="id226" draw:start-glue-point="7" draw:end-shape="id223" draw:end-glue-point="4" svg:d="M10264 6381l-1568 920" svg:viewBox="0 0 1569 921">
            <text:p/>
          </draw:connector>
          <draw:connector draw:style-name="gr2" draw:text-style-name="P4" draw:layer="layout" draw:type="line" svg:x1="11.326cm" svg:y1="6.381cm" svg:x2="12.895cm" svg:y2="7.303cm" draw:start-shape="id226" draw:start-glue-point="9" draw:end-shape="id227" draw:end-glue-point="4" svg:d="M11326 6381l1569 922" svg:viewBox="0 0 1570 923">
            <text:p/>
          </draw:connector>
          <draw:custom-shape draw:style-name="gr1" draw:text-style-name="P5" xml:id="id227" draw:id="id227" draw:layer="layout" svg:width="1.5cm" svg:height="1.5cm" svg:x="12.145cm" svg:y="7.303cm">
            <text:p text:style-name="P1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5" xml:id="id228" draw:id="id228" draw:layer="layout" svg:width="1.5cm" svg:height="1.5cm" svg:x="11.045cm" svg:y="9.804cm">
            <text:p text:style-name="P1">1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2.364cm" svg:y1="8.584cm" svg:x2="11.795cm" svg:y2="9.804cm" draw:start-shape="id227" draw:start-glue-point="7" draw:end-shape="id228" draw:end-glue-point="4" svg:d="M12364 8584l-569 1220" svg:viewBox="0 0 570 1221">
            <text:p/>
          </draw:connector>
          <draw:custom-shape draw:style-name="gr1" draw:text-style-name="P5" xml:id="id229" draw:id="id229" draw:layer="layout" svg:width="1.5cm" svg:height="1.5cm" svg:x="13.244cm" svg:y="9.804cm">
            <text:p text:style-name="P1">11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3.426cm" svg:y1="8.584cm" svg:x2="13.995cm" svg:y2="9.804cm" draw:start-shape="id227" draw:start-glue-point="9" draw:end-shape="id229" draw:end-glue-point="4" svg:d="M13426 8584l569 1220" svg:viewBox="0 0 570 1221">
            <text:p/>
          </draw:connector>
          <draw:custom-shape draw:style-name="gr1" draw:text-style-name="P5" xml:id="id230" draw:id="id230" draw:layer="layout" svg:width="1.5cm" svg:height="1.5cm" svg:x="16.348cm" svg:y="7.302cm">
            <text:p text:style-name="P1">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5" xml:id="id231" draw:id="id231" draw:layer="layout" svg:width="1.5cm" svg:height="1.5cm" svg:x="15.248cm" svg:y="9.803cm">
            <text:p text:style-name="P1">1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6.567cm" svg:y1="8.583cm" svg:x2="15.998cm" svg:y2="9.803cm" draw:start-shape="id230" draw:start-glue-point="7" draw:end-shape="id231" draw:end-glue-point="4" svg:d="M16567 8583l-569 1220" svg:viewBox="0 0 570 1221">
            <text:p/>
          </draw:connector>
          <draw:custom-shape draw:style-name="gr1" draw:text-style-name="P5" xml:id="id232" draw:id="id232" draw:layer="layout" svg:width="1.5cm" svg:height="1.5cm" svg:x="18.447cm" svg:y="5.101cm">
            <text:p text:style-name="P1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8.666cm" svg:y1="6.382cm" svg:x2="17.098cm" svg:y2="7.302cm" draw:start-shape="id232" draw:start-glue-point="7" draw:end-shape="id230" draw:end-glue-point="4" svg:d="M18666 6382l-1568 920" svg:viewBox="0 0 1569 921">
            <text:p/>
          </draw:connector>
          <draw:connector draw:style-name="gr2" draw:text-style-name="P4" draw:layer="layout" draw:type="line" svg:x1="19.728cm" svg:y1="6.382cm" svg:x2="21.297cm" svg:y2="7.304cm" draw:start-shape="id232" draw:start-glue-point="9" draw:end-shape="id233" draw:end-glue-point="4" svg:d="M19728 6382l1569 922" svg:viewBox="0 0 1570 923">
            <text:p/>
          </draw:connector>
          <draw:custom-shape draw:style-name="gr1" draw:text-style-name="P5" xml:id="id233" draw:id="id233" draw:layer="layout" svg:width="1.5cm" svg:height="1.5cm" svg:x="20.547cm" svg:y="7.304cm">
            <text:p text:style-name="P1">1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4.465cm" svg:y1="4.481cm" svg:x2="10.795cm" svg:y2="5.1cm" draw:start-shape="id234" draw:start-glue-point="7" draw:end-shape="id226" draw:end-glue-point="4" svg:d="M14465 4481l-3670 619" svg:viewBox="0 0 3671 620">
            <text:p/>
          </draw:connector>
          <draw:custom-shape draw:style-name="gr1" draw:text-style-name="P5" xml:id="id234" draw:id="id234" draw:layer="layout" svg:width="1.5cm" svg:height="1.5cm" svg:x="14.246cm" svg:y="3.2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line" svg:x1="15.527cm" svg:y1="4.481cm" svg:x2="19.197cm" svg:y2="5.101cm" draw:start-shape="id234" draw:start-glue-point="9" draw:end-shape="id232" draw:end-glue-point="4" svg:d="M15527 4481l3670 620" svg:viewBox="0 0 3671 621">
            <text:p/>
          </draw:connector>
        </draw:g>
        <draw:frame draw:style-name="standard" draw:layer="layout" svg:width="14.555cm" svg:height="1.942cm" svg:x="7.169cm" svg:y="12.4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2</text:p>
              </table:table-cell>
              <table:table-cell>
                <text:p text:style-name="P11">3</text:p>
              </table:table-cell>
              <table:table-cell>
                <text:p text:style-name="P11">4</text:p>
              </table:table-cell>
              <table:table-cell>
                <text:p text:style-name="P11">5</text:p>
              </table:table-cell>
              <table:table-cell>
                <text:p text:style-name="P11">6</text:p>
              </table:table-cell>
              <table:table-cell>
                <text:p text:style-name="P11">7</text:p>
              </table:table-cell>
              <table:table-cell>
                <text:p text:style-name="P11">8</text:p>
              </table:table-cell>
              <table:table-cell>
                <text:p text:style-name="P11">9</text:p>
              </table:table-cell>
              <table:table-cell>
                <text:p text:style-name="P11">10</text:p>
              </table:table-cell>
              <table:table-cell>
                <text:p text:style-name="P11">11</text:p>
              </table:table-cell>
            </table:table-row>
            <table:table-row table:style-name="ro2" table:default-cell-style-name="ce2">
              <table:table-cell>
                <text:p text:style-name="P11">2</text:p>
              </table:table-cell>
              <table:table-cell>
                <text:p text:style-name="P11">3</text:p>
              </table:table-cell>
              <table:table-cell>
                <text:p text:style-name="P11">7</text:p>
              </table:table-cell>
              <table:table-cell>
                <text:p text:style-name="P11">4</text:p>
              </table:table-cell>
              <table:table-cell>
                <text:p text:style-name="P11">6</text:p>
              </table:table-cell>
              <table:table-cell>
                <text:p text:style-name="P11">9</text:p>
              </table:table-cell>
              <table:table-cell>
                <text:p text:style-name="P11">13</text:p>
              </table:table-cell>
              <table:table-cell>
                <text:p text:style-name="P11">14</text:p>
              </table:table-cell>
              <table:table-cell>
                <text:p text:style-name="P11">17</text:p>
              </table:table-cell>
              <table:table-cell>
                <text:p text:style-name="P11">10</text:p>
              </table:table-cell>
              <table:table-cell>
                <text:p text:style-name="P11">11</text:p>
              </table:table-cell>
              <table:table-cell>
                <text:p text:style-name="P11">16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1" svg:font-family="Consolas" style:font-family-generic="swiss" style:font-pitch="fixed"/>
    <style:font-face style:name="Consolas" svg:font-family="Consolas" style:font-adornments="Regula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nsolas2" svg:font-family="Consola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14T09:48:36.868000000</meta:creation-date>
    <dc:date>2021-02-22T11:42:50.758470841</dc:date>
    <meta:editing-duration>P2DT22H20M35S</meta:editing-duration>
    <meta:editing-cycles>165</meta:editing-cycles>
    <meta:generator>LibreOffice/7.0.4.2$Linux_X86_64 LibreOffice_project/00$Build-2</meta:generator>
    <meta:document-statistic meta:object-count="507"/>
  </office:meta>
</office:document-meta>
</file>